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Bitstream Charter" svg:font-family="'Bitstream Charter'" style:font-pitch="variable"/>
    <style:font-face style:name="Noto Serif" svg:font-family="'Noto Serif'" style:font-pitch="variable"/>
    <style:font-face style:name="Liberation Serif" svg:font-family="'Liberation Serif'" style:font-family-generic="roman" style:font-pitch="variable"/>
    <style:font-face style:name="DejaVu Sans Condensed" svg:font-family="'DejaVu Sans Condensed'"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Bitstream Charter" fo:font-size="10pt" fo:font-weight="bold" officeooo:rsid="000218a0" officeooo:paragraph-rsid="000218a0" style:font-size-asian="10pt" style:font-weight-asian="bold" style:font-size-complex="10pt" style:font-weight-complex="bold"/>
    </style:style>
    <style:style style:name="P2" style:family="paragraph" style:parent-style-name="Standard">
      <style:text-properties style:font-name="Bitstream Charter" fo:font-size="10pt" fo:font-weight="bold" officeooo:rsid="000218a0" officeooo:paragraph-rsid="00674070" style:font-size-asian="10pt" style:font-weight-asian="bold" style:font-size-complex="10pt" style:font-weight-complex="bold"/>
    </style:style>
    <style:style style:name="P3" style:family="paragraph" style:parent-style-name="Standard">
      <style:text-properties style:font-name="Bitstream Charter" fo:font-size="10pt" fo:font-weight="bold" officeooo:rsid="0066cc30" officeooo:paragraph-rsid="0066cc30" style:font-size-asian="10pt" style:font-weight-asian="bold" style:font-size-complex="10pt" style:font-weight-complex="bold"/>
    </style:style>
    <style:style style:name="P4" style:family="paragraph" style:parent-style-name="Standard">
      <style:text-properties style:font-name="Bitstream Charter" fo:font-size="10pt" fo:font-weight="bold" officeooo:rsid="008328be" officeooo:paragraph-rsid="008328be" style:font-size-asian="10pt" style:font-weight-asian="bold" style:font-size-complex="10pt" style:font-weight-complex="bold"/>
    </style:style>
    <style:style style:name="P5" style:family="paragraph" style:parent-style-name="Standard">
      <style:text-properties style:font-name="Bitstream Charter" fo:font-size="10pt" fo:font-weight="bold" officeooo:rsid="0030aedf" officeooo:paragraph-rsid="003c5619" style:font-size-asian="10pt" style:font-weight-asian="bold" style:font-size-complex="10pt" style:font-weight-complex="bold"/>
    </style:style>
    <style:style style:name="P6" style:family="paragraph" style:parent-style-name="Standard">
      <style:text-properties style:font-name="Bitstream Charter" fo:font-size="10pt" fo:font-weight="bold" officeooo:rsid="006dcdfa" officeooo:paragraph-rsid="006dcdfa" style:font-size-asian="10pt" style:font-weight-asian="bold" style:font-size-complex="10pt" style:font-weight-complex="bold"/>
    </style:style>
    <style:style style:name="P7" style:family="paragraph" style:parent-style-name="Standard">
      <style:text-properties style:font-name="Bitstream Charter" fo:font-size="10pt" fo:font-weight="bold" officeooo:rsid="008b9acc" officeooo:paragraph-rsid="008b9acc" style:font-size-asian="10pt" style:font-weight-asian="bold" style:font-size-complex="10pt" style:font-weight-complex="bold"/>
    </style:style>
    <style:style style:name="P8" style:family="paragraph" style:parent-style-name="Standard">
      <style:text-properties style:font-name="Bitstream Charter" fo:font-size="10pt" fo:font-weight="bold" officeooo:rsid="005958db" officeooo:paragraph-rsid="0062ecc2" style:font-size-asian="10pt" style:font-weight-asian="bold" style:font-size-complex="10pt" style:font-weight-complex="bold"/>
    </style:style>
    <style:style style:name="P9" style:family="paragraph" style:parent-style-name="Standard">
      <style:text-properties style:font-name="Bitstream Charter" fo:font-size="10pt" fo:font-weight="bold" officeooo:rsid="0059a03f" officeooo:paragraph-rsid="0062ecc2" style:font-size-asian="10pt" style:font-weight-asian="bold" style:font-size-complex="10pt" style:font-weight-complex="bold"/>
    </style:style>
    <style:style style:name="P10" style:family="paragraph" style:parent-style-name="Standard">
      <style:text-properties style:font-name="Bitstream Charter" fo:font-size="10pt" fo:font-weight="bold" officeooo:rsid="0090e911" officeooo:paragraph-rsid="0090e911" style:font-size-asian="10pt" style:font-weight-asian="bold" style:font-size-complex="10pt" style:font-weight-complex="bold"/>
    </style:style>
    <style:style style:name="P11" style:family="paragraph" style:parent-style-name="Standard">
      <style:text-properties style:font-name="Bitstream Charter" fo:font-size="10pt" fo:font-weight="bold" officeooo:rsid="0091a70c" officeooo:paragraph-rsid="0091a70c" style:font-size-asian="10pt" style:font-weight-asian="bold" style:font-size-complex="10pt" style:font-weight-complex="bold"/>
    </style:style>
    <style:style style:name="P12" style:family="paragraph" style:parent-style-name="Standard">
      <style:text-properties style:font-name="Bitstream Charter" fo:font-size="10pt" fo:font-weight="bold" officeooo:rsid="0032a775" officeooo:paragraph-rsid="0091a70c" style:font-size-asian="10pt" style:font-weight-asian="bold" style:font-size-complex="10pt" style:font-weight-complex="bold"/>
    </style:style>
    <style:style style:name="P13" style:family="paragraph" style:parent-style-name="Standard">
      <style:text-properties style:font-name="Bitstream Charter" fo:font-size="10pt" fo:font-weight="bold" officeooo:rsid="009f1fee" officeooo:paragraph-rsid="009f1fee" style:font-size-asian="10pt" style:font-weight-asian="bold" style:font-size-complex="10pt" style:font-weight-complex="bold"/>
    </style:style>
    <style:style style:name="P14" style:family="paragraph" style:parent-style-name="Standard">
      <style:text-properties style:font-name="Bitstream Charter" fo:font-size="10pt" fo:font-weight="bold" officeooo:rsid="00a9e4b2" officeooo:paragraph-rsid="00a9e4b2" style:font-size-asian="10pt" style:font-weight-asian="bold" style:font-size-complex="10pt" style:font-weight-complex="bold"/>
    </style:style>
    <style:style style:name="P15" style:family="paragraph" style:parent-style-name="Standard">
      <style:text-properties style:font-name="Bitstream Charter" fo:font-size="10pt" fo:font-weight="bold" officeooo:rsid="006507fe" officeooo:paragraph-rsid="00b88f81" style:font-size-asian="10pt" style:font-weight-asian="bold" style:font-size-complex="10pt" style:font-weight-complex="bold"/>
    </style:style>
    <style:style style:name="P16" style:family="paragraph" style:parent-style-name="Standard">
      <style:text-properties style:font-name="Bitstream Charter" fo:font-size="10pt" fo:font-weight="bold" officeooo:rsid="0060b8d2" officeooo:paragraph-rsid="0060b8d2" style:font-size-asian="10pt" style:font-weight-asian="bold" style:font-size-complex="10pt" style:font-weight-complex="bold"/>
    </style:style>
    <style:style style:name="P17" style:family="paragraph" style:parent-style-name="Standard">
      <style:text-properties style:font-name="Bitstream Charter" fo:font-size="10pt" fo:font-weight="bold" officeooo:rsid="006681f0" officeooo:paragraph-rsid="006681f0" style:font-size-asian="10pt" style:font-weight-asian="bold" style:font-size-complex="10pt" style:font-weight-complex="bold"/>
    </style:style>
    <style:style style:name="P18" style:family="paragraph" style:parent-style-name="Standard">
      <style:text-properties style:font-name="Bitstream Charter" fo:font-size="10pt" fo:font-weight="normal" officeooo:rsid="000218a0" officeooo:paragraph-rsid="000218a0" style:font-size-asian="10pt" style:font-weight-asian="normal" style:font-size-complex="10pt" style:font-weight-complex="normal"/>
    </style:style>
    <style:style style:name="P19" style:family="paragraph" style:parent-style-name="Standard">
      <style:text-properties style:font-name="Bitstream Charter" fo:font-size="10pt" fo:font-weight="normal" officeooo:rsid="000218a0" officeooo:paragraph-rsid="00674070" style:font-size-asian="10pt" style:font-weight-asian="normal" style:font-size-complex="10pt" style:font-weight-complex="normal"/>
    </style:style>
    <style:style style:name="P20" style:family="paragraph" style:parent-style-name="Standard">
      <style:text-properties style:font-name="Bitstream Charter" fo:font-size="10pt" fo:font-weight="normal" officeooo:rsid="0066cc30" officeooo:paragraph-rsid="0066cc30" style:font-size-asian="10pt" style:font-weight-asian="normal" style:font-size-complex="10pt" style:font-weight-complex="normal"/>
    </style:style>
    <style:style style:name="P21" style:family="paragraph" style:parent-style-name="Standard">
      <style:text-properties style:font-name="Bitstream Charter" fo:font-size="10pt" fo:font-weight="normal" officeooo:rsid="0069a771" officeooo:paragraph-rsid="0069a771" style:font-size-asian="10pt" style:font-weight-asian="normal" style:font-size-complex="10pt" style:font-weight-complex="normal"/>
    </style:style>
    <style:style style:name="P22" style:family="paragraph" style:parent-style-name="Standard">
      <style:text-properties style:font-name="Bitstream Charter" fo:font-size="10pt" fo:font-weight="normal" officeooo:rsid="0031adea" officeooo:paragraph-rsid="0069a7f1" style:font-size-asian="10pt" style:font-weight-asian="normal" style:font-size-complex="10pt" style:font-weight-complex="normal"/>
    </style:style>
    <style:style style:name="P23" style:family="paragraph" style:parent-style-name="Standard">
      <style:text-properties style:font-name="Bitstream Charter" fo:font-size="10pt" fo:font-weight="normal" officeooo:rsid="0031adea" officeooo:paragraph-rsid="006bd1fa" style:font-size-asian="10pt" style:font-weight-asian="normal" style:font-size-complex="10pt" style:font-weight-complex="normal"/>
    </style:style>
    <style:style style:name="P24" style:family="paragraph" style:parent-style-name="Standard">
      <style:text-properties style:font-name="Bitstream Charter" fo:font-size="10pt" fo:font-weight="normal" officeooo:rsid="006bd1fa" officeooo:paragraph-rsid="006a913c" style:font-size-asian="10pt" style:font-weight-asian="normal" style:font-size-complex="10pt" style:font-weight-complex="normal"/>
    </style:style>
    <style:style style:name="P25" style:family="paragraph" style:parent-style-name="Standard">
      <style:text-properties style:font-name="Bitstream Charter" fo:font-size="10pt" fo:font-weight="normal" officeooo:rsid="006bd1fa" officeooo:paragraph-rsid="006bd1fa" style:font-size-asian="10pt" style:font-weight-asian="normal" style:font-size-complex="10pt" style:font-weight-complex="normal"/>
    </style:style>
    <style:style style:name="P26" style:family="paragraph" style:parent-style-name="Standard">
      <style:text-properties style:font-name="Bitstream Charter" fo:font-size="10pt" fo:font-weight="normal" officeooo:rsid="00805030" officeooo:paragraph-rsid="00805030" style:font-size-asian="10pt" style:font-weight-asian="normal" style:font-size-complex="10pt" style:font-weight-complex="normal"/>
    </style:style>
    <style:style style:name="P27" style:family="paragraph" style:parent-style-name="Standard">
      <style:text-properties style:font-name="Bitstream Charter" fo:font-size="10pt" fo:font-weight="normal" officeooo:rsid="006ff556" officeooo:paragraph-rsid="0060b8d2" style:font-size-asian="10pt" style:font-weight-asian="normal" style:font-size-complex="10pt" style:font-weight-complex="normal"/>
    </style:style>
    <style:style style:name="P28" style:family="paragraph" style:parent-style-name="Standard">
      <style:text-properties style:font-name="Bitstream Charter" fo:font-size="10pt" fo:font-weight="normal" officeooo:rsid="00839427" officeooo:paragraph-rsid="00dc457c" style:font-size-asian="10pt" style:font-weight-asian="normal" style:font-size-complex="10pt" style:font-weight-complex="normal"/>
    </style:style>
    <style:style style:name="P29" style:family="paragraph" style:parent-style-name="Standard">
      <style:text-properties style:font-name="Bitstream Charter" fo:font-size="10pt" fo:font-weight="normal" officeooo:rsid="00839427" officeooo:paragraph-rsid="00dd40c3" style:font-size-asian="10pt" style:font-weight-asian="normal" style:font-size-complex="10pt" style:font-weight-complex="normal"/>
    </style:style>
    <style:style style:name="P30" style:family="paragraph" style:parent-style-name="Standard">
      <style:text-properties style:font-name="Bitstream Charter" fo:font-size="10pt" fo:font-weight="normal" officeooo:rsid="00dc457c" officeooo:paragraph-rsid="00dc457c" style:font-size-asian="10pt" style:font-weight-asian="normal" style:font-size-complex="10pt" style:font-weight-complex="normal"/>
    </style:style>
    <style:style style:name="P31" style:family="paragraph" style:parent-style-name="Standard">
      <style:text-properties style:font-name="Bitstream Charter" fo:font-size="10pt" fo:font-weight="normal" officeooo:rsid="00dd40c3" officeooo:paragraph-rsid="00dd40c3" style:font-size-asian="10pt" style:font-weight-asian="normal" style:font-size-complex="10pt" style:font-weight-complex="normal"/>
    </style:style>
    <style:style style:name="P32" style:family="paragraph" style:parent-style-name="Standard">
      <style:text-properties style:font-name="Bitstream Charter" fo:font-size="10pt" fo:font-weight="normal" officeooo:rsid="00dd41fb" officeooo:paragraph-rsid="00dd41fb" style:font-size-asian="10pt" style:font-weight-asian="normal" style:font-size-complex="10pt" style:font-weight-complex="normal"/>
    </style:style>
    <style:style style:name="P33" style:family="paragraph" style:parent-style-name="Standard">
      <style:text-properties style:font-name="Bitstream Charter" fo:font-size="10pt" fo:font-weight="normal" officeooo:rsid="0085c2f7" officeooo:paragraph-rsid="0085c2f7" style:font-size-asian="10pt" style:font-weight-asian="normal" style:font-size-complex="10pt" style:font-weight-complex="normal"/>
    </style:style>
    <style:style style:name="P34" style:family="paragraph" style:parent-style-name="Standard">
      <style:text-properties style:font-name="Bitstream Charter" fo:font-size="10pt" fo:font-weight="normal" officeooo:rsid="006190fd" officeooo:paragraph-rsid="00dd40c3" style:font-size-asian="10pt" style:font-weight-asian="normal" style:font-size-complex="10pt" style:font-weight-complex="normal"/>
    </style:style>
    <style:style style:name="P35" style:family="paragraph" style:parent-style-name="Standard">
      <style:text-properties style:font-name="Bitstream Charter" fo:font-size="10pt" fo:font-weight="normal" officeooo:rsid="006190fd" officeooo:paragraph-rsid="006190fd" style:font-size-asian="10pt" style:font-weight-asian="normal" style:font-size-complex="10pt" style:font-weight-complex="normal"/>
    </style:style>
    <style:style style:name="P36" style:family="paragraph" style:parent-style-name="Standard">
      <style:text-properties style:font-name="Bitstream Charter" fo:font-size="10pt" fo:font-weight="normal" officeooo:rsid="00de2c51" officeooo:paragraph-rsid="00de2c51" style:font-size-asian="10pt" style:font-weight-asian="normal" style:font-size-complex="10pt" style:font-weight-complex="normal"/>
    </style:style>
    <style:style style:name="P37" style:family="paragraph" style:parent-style-name="Standard">
      <style:text-properties style:font-name="Bitstream Charter" fo:font-size="10pt" fo:font-weight="normal" officeooo:rsid="00dee245" officeooo:paragraph-rsid="00dee245" style:font-size-asian="10pt" style:font-weight-asian="normal" style:font-size-complex="10pt" style:font-weight-complex="normal"/>
    </style:style>
    <style:style style:name="P38" style:family="paragraph" style:parent-style-name="Standard">
      <style:text-properties style:font-name="Bitstream Charter" fo:font-size="10pt" fo:font-weight="normal" officeooo:rsid="007d89ea" officeooo:paragraph-rsid="00dd40c3" style:font-size-asian="10pt" style:font-weight-asian="normal" style:font-size-complex="10pt" style:font-weight-complex="normal"/>
    </style:style>
    <style:style style:name="P39" style:family="paragraph" style:parent-style-name="Standard">
      <style:text-properties style:font-name="Bitstream Charter" fo:font-size="10pt" fo:font-weight="normal" officeooo:rsid="007d89ea" officeooo:paragraph-rsid="007d89ea" style:font-size-asian="10pt" style:font-weight-asian="normal" style:font-size-complex="10pt" style:font-weight-complex="normal"/>
    </style:style>
    <style:style style:name="P40" style:family="paragraph" style:parent-style-name="Standard">
      <style:text-properties style:font-name="Bitstream Charter" fo:font-size="10pt" fo:font-weight="normal" officeooo:rsid="00e0ebea" officeooo:paragraph-rsid="00e0ebea" style:font-size-asian="10pt" style:font-weight-asian="normal" style:font-size-complex="10pt" style:font-weight-complex="normal"/>
    </style:style>
    <style:style style:name="P41" style:family="paragraph" style:parent-style-name="Standard">
      <style:text-properties style:font-name="Bitstream Charter" fo:font-size="10pt" fo:font-weight="normal" officeooo:rsid="00e0ebea" officeooo:paragraph-rsid="00e22ae9" style:font-size-asian="10pt" style:font-weight-asian="normal" style:font-size-complex="10pt" style:font-weight-complex="normal"/>
    </style:style>
    <style:style style:name="P42" style:family="paragraph" style:parent-style-name="Standard">
      <style:text-properties style:font-name="Bitstream Charter" fo:font-size="10pt" fo:font-weight="normal" officeooo:rsid="00762da8" officeooo:paragraph-rsid="00762da8" style:font-size-asian="10pt" style:font-weight-asian="normal" style:font-size-complex="10pt" style:font-weight-complex="normal"/>
    </style:style>
    <style:style style:name="P43" style:family="paragraph" style:parent-style-name="Standard">
      <style:text-properties style:font-name="Bitstream Charter" fo:font-size="10pt" fo:font-weight="normal" officeooo:rsid="007709a7" officeooo:paragraph-rsid="007709a7" style:font-size-asian="10pt" style:font-weight-asian="normal" style:font-size-complex="10pt" style:font-weight-complex="normal"/>
    </style:style>
    <style:style style:name="P44" style:family="paragraph" style:parent-style-name="Standard">
      <style:text-properties style:font-name="Bitstream Charter" fo:font-size="10pt" fo:font-weight="normal" officeooo:rsid="00716a98" officeooo:paragraph-rsid="00e0ebea" style:font-size-asian="10pt" style:font-weight-asian="normal" style:font-size-complex="10pt" style:font-weight-complex="normal"/>
    </style:style>
    <style:style style:name="P45" style:family="paragraph" style:parent-style-name="Standard">
      <style:text-properties style:font-name="Bitstream Charter" fo:font-size="10pt" fo:font-weight="normal" officeooo:rsid="00269767" officeooo:paragraph-rsid="0075524a" style:font-size-asian="10pt" style:font-weight-asian="normal" style:font-size-complex="10pt" style:font-weight-complex="normal"/>
    </style:style>
    <style:style style:name="P46" style:family="paragraph" style:parent-style-name="Standard">
      <style:text-properties style:font-name="Bitstream Charter" fo:font-size="10pt" fo:font-weight="normal" officeooo:rsid="0072c779" officeooo:paragraph-rsid="0075524a" style:font-size-asian="10pt" style:font-weight-asian="normal" style:font-size-complex="10pt" style:font-weight-complex="normal"/>
    </style:style>
    <style:style style:name="P47" style:family="paragraph" style:parent-style-name="Standard">
      <style:text-properties style:font-name="Bitstream Charter" fo:font-size="10pt" fo:font-weight="normal" officeooo:rsid="0072c779" officeooo:paragraph-rsid="006ff556" style:font-size-asian="10pt" style:font-weight-asian="normal" style:font-size-complex="10pt" style:font-weight-complex="normal"/>
    </style:style>
    <style:style style:name="P48" style:family="paragraph" style:parent-style-name="Standard">
      <style:text-properties style:font-name="Bitstream Charter" fo:font-size="10pt" fo:font-weight="normal" officeooo:rsid="0072c779" officeooo:paragraph-rsid="00e0ebea" style:font-size-asian="10pt" style:font-weight-asian="normal" style:font-size-complex="10pt" style:font-weight-complex="normal"/>
    </style:style>
    <style:style style:name="P49" style:family="paragraph" style:parent-style-name="Standard">
      <style:text-properties style:font-name="Bitstream Charter" fo:font-size="10pt" fo:font-weight="normal" officeooo:rsid="0072c779" officeooo:paragraph-rsid="0073acee" style:font-size-asian="10pt" style:font-weight-asian="normal" style:font-size-complex="10pt" style:font-weight-complex="normal"/>
    </style:style>
    <style:style style:name="P50" style:family="paragraph" style:parent-style-name="Standard">
      <style:text-properties style:font-name="Bitstream Charter" fo:font-size="10pt" fo:font-weight="normal" officeooo:rsid="00284e40" officeooo:paragraph-rsid="006ff556" style:font-size-asian="10pt" style:font-weight-asian="normal" style:font-size-complex="10pt" style:font-weight-complex="normal"/>
    </style:style>
    <style:style style:name="P51" style:family="paragraph" style:parent-style-name="Standard">
      <style:text-properties style:font-name="Bitstream Charter" fo:font-size="10pt" fo:font-weight="normal" officeooo:rsid="00284e40" officeooo:paragraph-rsid="00e0ebea" style:font-size-asian="10pt" style:font-weight-asian="normal" style:font-size-complex="10pt" style:font-weight-complex="normal"/>
    </style:style>
    <style:style style:name="P52" style:family="paragraph" style:parent-style-name="Standard">
      <style:text-properties style:font-name="Bitstream Charter" fo:font-size="10pt" fo:font-weight="normal" officeooo:rsid="00756850" officeooo:paragraph-rsid="00756850" style:font-size-asian="10pt" style:font-weight-asian="normal" style:font-size-complex="10pt" style:font-weight-complex="normal"/>
    </style:style>
    <style:style style:name="P53" style:family="paragraph" style:parent-style-name="Standard">
      <style:text-properties style:font-name="Bitstream Charter" fo:font-size="10pt" fo:font-weight="normal" officeooo:rsid="0040f00e" officeooo:paragraph-rsid="0060b8d2" style:font-size-asian="10pt" style:font-weight-asian="normal" style:font-size-complex="10pt" style:font-weight-complex="normal"/>
    </style:style>
    <style:style style:name="P54" style:family="paragraph" style:parent-style-name="Standard">
      <style:text-properties style:font-name="Bitstream Charter" fo:font-size="10pt" fo:font-weight="normal" officeooo:rsid="00e22ae9" officeooo:paragraph-rsid="00e22ae9" style:font-size-asian="10pt" style:font-weight-asian="normal" style:font-size-complex="10pt" style:font-weight-complex="normal"/>
    </style:style>
    <style:style style:name="P55" style:family="paragraph" style:parent-style-name="Standard">
      <style:text-properties style:font-name="Bitstream Charter" fo:font-size="10pt" fo:font-weight="normal" officeooo:rsid="00e2fe03" officeooo:paragraph-rsid="007709a7" style:font-size-asian="10pt" style:font-weight-asian="normal" style:font-size-complex="10pt" style:font-weight-complex="normal"/>
    </style:style>
    <style:style style:name="P56" style:family="paragraph" style:parent-style-name="Standard">
      <style:text-properties style:font-name="Bitstream Charter" fo:font-size="10pt" fo:font-weight="normal" officeooo:rsid="00e2fe03" officeooo:paragraph-rsid="00e2fe03" style:font-size-asian="10pt" style:font-weight-asian="normal" style:font-size-complex="10pt" style:font-weight-complex="normal"/>
    </style:style>
    <style:style style:name="P57" style:family="paragraph" style:parent-style-name="Standard">
      <style:text-properties style:font-name="Bitstream Charter" fo:font-size="10pt" fo:font-weight="normal" officeooo:rsid="00e42b3b" officeooo:paragraph-rsid="00e42b3b" style:font-size-asian="10pt" style:font-weight-asian="normal" style:font-size-complex="10pt" style:font-weight-complex="normal"/>
    </style:style>
    <style:style style:name="P58" style:family="paragraph" style:parent-style-name="Standard">
      <style:text-properties style:font-name="Bitstream Charter" fo:font-size="10pt" fo:font-weight="normal" officeooo:rsid="00e42b3b" officeooo:paragraph-rsid="006190fd" style:font-size-asian="10pt" style:font-weight-asian="normal" style:font-size-complex="10pt" style:font-weight-complex="normal"/>
    </style:style>
    <style:style style:name="P59" style:family="paragraph" style:parent-style-name="Standard">
      <style:text-properties style:font-name="Bitstream Charter" fo:font-size="10pt" fo:font-weight="normal" officeooo:rsid="005958db" officeooo:paragraph-rsid="008a22a8" style:font-size-asian="10pt" style:font-weight-asian="normal" style:font-size-complex="10pt" style:font-weight-complex="normal"/>
    </style:style>
    <style:style style:name="P60" style:family="paragraph" style:parent-style-name="Standard">
      <style:text-properties style:font-name="Bitstream Charter" fo:font-size="10pt" fo:font-weight="normal" officeooo:rsid="005958db" officeooo:paragraph-rsid="00e47786" style:font-size-asian="10pt" style:font-weight-asian="normal" style:font-size-complex="10pt" style:font-weight-complex="normal"/>
    </style:style>
    <style:style style:name="P61" style:family="paragraph" style:parent-style-name="Standard">
      <style:text-properties style:font-name="Bitstream Charter" fo:font-size="10pt" fo:font-weight="normal" officeooo:rsid="005958db" officeooo:paragraph-rsid="006190fd" style:font-size-asian="10pt" style:font-weight-asian="normal" style:font-size-complex="10pt" style:font-weight-complex="normal"/>
    </style:style>
    <style:style style:name="P62" style:family="paragraph" style:parent-style-name="Standard">
      <style:text-properties style:font-name="Bitstream Charter" fo:font-size="10pt" fo:font-weight="normal" officeooo:rsid="005958db" officeooo:paragraph-rsid="006507fe" style:font-size-asian="10pt" style:font-weight-asian="normal" style:font-size-complex="10pt" style:font-weight-complex="normal"/>
    </style:style>
    <style:style style:name="P63" style:family="paragraph" style:parent-style-name="Standard">
      <style:text-properties style:font-name="Bitstream Charter" fo:font-size="10pt" fo:font-weight="normal" officeooo:rsid="005958db" officeooo:paragraph-rsid="00e6c1ff" style:font-size-asian="10pt" style:font-weight-asian="normal" style:font-size-complex="10pt" style:font-weight-complex="normal"/>
    </style:style>
    <style:style style:name="P64" style:family="paragraph" style:parent-style-name="Standard">
      <style:text-properties style:font-name="Bitstream Charter" fo:font-size="10pt" fo:font-weight="normal" officeooo:rsid="008b9acc" officeooo:paragraph-rsid="008b9acc" style:font-size-asian="10pt" style:font-weight-asian="normal" style:font-size-complex="10pt" style:font-weight-complex="normal"/>
    </style:style>
    <style:style style:name="P65" style:family="paragraph" style:parent-style-name="Standard">
      <style:text-properties style:font-name="Bitstream Charter" fo:font-size="10pt" fo:font-weight="normal" officeooo:rsid="00e47786" officeooo:paragraph-rsid="00e47786" style:font-size-asian="10pt" style:font-weight-asian="normal" style:font-size-complex="10pt" style:font-weight-complex="normal"/>
    </style:style>
    <style:style style:name="P66" style:family="paragraph" style:parent-style-name="Standard">
      <style:text-properties style:font-name="Bitstream Charter" fo:font-size="10pt" fo:font-weight="normal" officeooo:rsid="00e6c1ff" officeooo:paragraph-rsid="00e6c1ff" style:font-size-asian="10pt" style:font-weight-asian="normal" style:font-size-complex="10pt" style:font-weight-complex="normal"/>
    </style:style>
    <style:style style:name="P67" style:family="paragraph" style:parent-style-name="Standard">
      <style:text-properties style:font-name="Bitstream Charter" fo:font-size="10pt" fo:font-weight="normal" officeooo:rsid="00e59e46" officeooo:paragraph-rsid="00e59e46" style:font-size-asian="10pt" style:font-weight-asian="normal" style:font-size-complex="10pt" style:font-weight-complex="normal"/>
    </style:style>
    <style:style style:name="P68" style:family="paragraph" style:parent-style-name="Standard">
      <style:text-properties style:font-name="Bitstream Charter" fo:font-size="10pt" fo:font-weight="normal" officeooo:rsid="0042569c" officeooo:paragraph-rsid="0065f52a" style:font-size-asian="10pt" style:font-weight-asian="normal" style:font-size-complex="10pt" style:font-weight-complex="normal"/>
    </style:style>
    <style:style style:name="P69" style:family="paragraph" style:parent-style-name="Standard">
      <style:text-properties style:font-name="Bitstream Charter" fo:font-size="10pt" fo:font-weight="normal" officeooo:rsid="0042569c" officeooo:paragraph-rsid="0063bec8" style:font-size-asian="10pt" style:font-weight-asian="normal" style:font-size-complex="10pt" style:font-weight-complex="normal"/>
    </style:style>
    <style:style style:name="P70" style:family="paragraph" style:parent-style-name="Standard">
      <style:text-properties style:font-name="Bitstream Charter" fo:font-size="10pt" fo:font-weight="normal" officeooo:rsid="00e870c5" officeooo:paragraph-rsid="00e870c5" style:font-size-asian="10pt" style:font-weight-asian="normal" style:font-size-complex="10pt" style:font-weight-complex="normal"/>
    </style:style>
    <style:style style:name="P71" style:family="paragraph" style:parent-style-name="Standard">
      <style:text-properties style:font-name="Bitstream Charter" fo:font-size="10pt" fo:font-weight="normal" officeooo:rsid="0062ecc2" officeooo:paragraph-rsid="0062ecc2" style:font-size-asian="10pt" style:font-weight-asian="normal" style:font-size-complex="10pt" style:font-weight-complex="normal"/>
    </style:style>
    <style:style style:name="P72" style:family="paragraph" style:parent-style-name="Standard">
      <style:text-properties style:font-name="Bitstream Charter" fo:font-size="10pt" fo:font-weight="normal" officeooo:rsid="009540a3" officeooo:paragraph-rsid="009540a3" style:font-size-asian="10pt" style:font-weight-asian="normal" style:font-size-complex="10pt" style:font-weight-complex="normal"/>
    </style:style>
    <style:style style:name="P73" style:family="paragraph" style:parent-style-name="Standard">
      <style:text-properties style:font-name="Bitstream Charter" fo:font-size="10pt" fo:font-weight="normal" officeooo:rsid="009540a3" officeooo:paragraph-rsid="0097dca6" style:font-size-asian="10pt" style:font-weight-asian="normal" style:font-size-complex="10pt" style:font-weight-complex="normal"/>
    </style:style>
    <style:style style:name="P74" style:family="paragraph" style:parent-style-name="Standard">
      <style:text-properties style:font-name="Bitstream Charter" fo:font-size="10pt" fo:font-weight="normal" officeooo:rsid="0096c410" officeooo:paragraph-rsid="0097dca6" style:font-size-asian="10pt" style:font-weight-asian="normal" style:font-size-complex="10pt" style:font-weight-complex="normal"/>
    </style:style>
    <style:style style:name="P75" style:family="paragraph" style:parent-style-name="Standard">
      <style:text-properties style:font-name="Bitstream Charter" fo:font-size="10pt" fo:font-weight="normal" officeooo:rsid="0096c410" officeooo:paragraph-rsid="0096c410" style:font-size-asian="10pt" style:font-weight-asian="normal" style:font-size-complex="10pt" style:font-weight-complex="normal"/>
    </style:style>
    <style:style style:name="P76" style:family="paragraph" style:parent-style-name="Standard">
      <style:text-properties style:font-name="Bitstream Charter" fo:font-size="10pt" fo:font-weight="normal" officeooo:rsid="0091a70c" officeooo:paragraph-rsid="0091a70c" style:font-size-asian="10pt" style:font-weight-asian="normal" style:font-size-complex="10pt" style:font-weight-complex="normal"/>
    </style:style>
    <style:style style:name="P77" style:family="paragraph" style:parent-style-name="Standard">
      <style:text-properties style:font-name="Bitstream Charter" fo:font-size="10pt" fo:font-weight="normal" officeooo:rsid="004a3b79" officeooo:paragraph-rsid="0063bec8" style:font-size-asian="10pt" style:font-weight-asian="normal" style:font-size-complex="10pt" style:font-weight-complex="normal"/>
    </style:style>
    <style:style style:name="P78" style:family="paragraph" style:parent-style-name="Standard">
      <style:text-properties style:font-name="Bitstream Charter" fo:font-size="10pt" fo:font-weight="normal" officeooo:rsid="004a3b79" officeooo:paragraph-rsid="004a3b79" style:font-size-asian="10pt" style:font-weight-asian="normal" style:font-size-complex="10pt" style:font-weight-complex="normal"/>
    </style:style>
    <style:style style:name="P79" style:family="paragraph" style:parent-style-name="Standard">
      <style:text-properties style:font-name="Bitstream Charter" fo:font-size="10pt" fo:font-weight="normal" officeooo:rsid="009a3083" officeooo:paragraph-rsid="009a3083" style:font-size-asian="10pt" style:font-weight-asian="normal" style:font-size-complex="10pt" style:font-weight-complex="normal"/>
    </style:style>
    <style:style style:name="P80" style:family="paragraph" style:parent-style-name="Standard">
      <style:text-properties style:font-name="Bitstream Charter" fo:font-size="10pt" fo:font-weight="normal" officeooo:rsid="009c286b" officeooo:paragraph-rsid="009c286b" style:font-size-asian="10pt" style:font-weight-asian="normal" style:font-size-complex="10pt" style:font-weight-complex="normal"/>
    </style:style>
    <style:style style:name="P81" style:family="paragraph" style:parent-style-name="Standard">
      <style:text-properties style:font-name="Bitstream Charter" fo:font-size="10pt" fo:font-weight="normal" officeooo:rsid="009c286b" officeooo:paragraph-rsid="009cb1c1" style:font-size-asian="10pt" style:font-weight-asian="normal" style:font-size-complex="10pt" style:font-weight-complex="normal"/>
    </style:style>
    <style:style style:name="P82" style:family="paragraph" style:parent-style-name="Standard">
      <style:text-properties style:font-name="Bitstream Charter" fo:font-size="10pt" fo:font-weight="normal" officeooo:rsid="00cc0893" officeooo:paragraph-rsid="00cc0893" style:font-size-asian="10pt" style:font-weight-asian="normal" style:font-size-complex="10pt" style:font-weight-complex="normal"/>
    </style:style>
    <style:style style:name="P83" style:family="paragraph" style:parent-style-name="Standard">
      <style:text-properties style:font-name="Bitstream Charter" fo:font-size="10pt" fo:font-weight="normal" officeooo:rsid="009cb1c1" officeooo:paragraph-rsid="009cb1c1" style:font-size-asian="10pt" style:font-weight-asian="normal" style:font-size-complex="10pt" style:font-weight-complex="normal"/>
    </style:style>
    <style:style style:name="P84" style:family="paragraph" style:parent-style-name="Standard">
      <style:text-properties style:font-name="Bitstream Charter" fo:font-size="10pt" fo:font-weight="normal" officeooo:rsid="009de6fe" officeooo:paragraph-rsid="009de6fe" style:font-size-asian="10pt" style:font-weight-asian="normal" style:font-size-complex="10pt" style:font-weight-complex="normal"/>
    </style:style>
    <style:style style:name="P85" style:family="paragraph" style:parent-style-name="Standard">
      <style:text-properties style:font-name="Bitstream Charter" fo:font-size="10pt" fo:font-weight="normal" officeooo:rsid="009eed3c" officeooo:paragraph-rsid="009eed3c" style:font-size-asian="10pt" style:font-weight-asian="normal" style:font-size-complex="10pt" style:font-weight-complex="normal"/>
    </style:style>
    <style:style style:name="P86" style:family="paragraph" style:parent-style-name="Standard">
      <style:text-properties style:font-name="Bitstream Charter" fo:font-size="10pt" fo:font-weight="normal" officeooo:rsid="009f1fee" officeooo:paragraph-rsid="009f1fee" style:font-size-asian="10pt" style:font-weight-asian="normal" style:font-size-complex="10pt" style:font-weight-complex="normal"/>
    </style:style>
    <style:style style:name="P87" style:family="paragraph" style:parent-style-name="Standard">
      <style:text-properties style:font-name="Bitstream Charter" fo:font-size="10pt" fo:font-weight="normal" officeooo:rsid="009f1fee" officeooo:paragraph-rsid="009cb1c1" style:font-size-asian="10pt" style:font-weight-asian="normal" style:font-size-complex="10pt" style:font-weight-complex="normal"/>
    </style:style>
    <style:style style:name="P88" style:family="paragraph" style:parent-style-name="Standard">
      <style:text-properties style:font-name="Bitstream Charter" fo:font-size="10pt" fo:font-weight="normal" officeooo:rsid="009f1fee" officeooo:paragraph-rsid="009de6fe" style:font-size-asian="10pt" style:font-weight-asian="normal" style:font-size-complex="10pt" style:font-weight-complex="normal"/>
    </style:style>
    <style:style style:name="P89" style:family="paragraph" style:parent-style-name="Standard">
      <style:text-properties style:font-name="Bitstream Charter" fo:font-size="10pt" fo:font-weight="normal" officeooo:rsid="00a059a2" officeooo:paragraph-rsid="00a059a2" style:font-size-asian="10pt" style:font-weight-asian="normal" style:font-size-complex="10pt" style:font-weight-complex="normal"/>
    </style:style>
    <style:style style:name="P90" style:family="paragraph" style:parent-style-name="Standard">
      <style:text-properties style:font-name="Bitstream Charter" fo:font-size="10pt" fo:font-weight="normal" officeooo:rsid="00a1c9ae" officeooo:paragraph-rsid="00a1c9ae" style:font-size-asian="10pt" style:font-weight-asian="normal" style:font-size-complex="10pt" style:font-weight-complex="normal"/>
    </style:style>
    <style:style style:name="P91" style:family="paragraph" style:parent-style-name="Standard">
      <style:text-properties style:font-name="Bitstream Charter" fo:font-size="10pt" fo:font-weight="normal" officeooo:rsid="005b7791" officeooo:paragraph-rsid="0063bec8" style:font-size-asian="10pt" style:font-weight-asian="normal" style:font-size-complex="10pt" style:font-weight-complex="normal"/>
    </style:style>
    <style:style style:name="P92" style:family="paragraph" style:parent-style-name="Standard">
      <style:text-properties style:font-name="Bitstream Charter" fo:font-size="10pt" fo:font-weight="normal" officeooo:rsid="005b7791" officeooo:paragraph-rsid="006507fe" style:font-size-asian="10pt" style:font-weight-asian="normal" style:font-size-complex="10pt" style:font-weight-complex="normal"/>
    </style:style>
    <style:style style:name="P93" style:family="paragraph" style:parent-style-name="Standard">
      <style:text-properties style:font-name="Bitstream Charter" fo:font-size="10pt" fo:font-weight="normal" officeooo:rsid="005b7791" officeooo:paragraph-rsid="00e8924b" style:font-size-asian="10pt" style:font-weight-asian="normal" style:font-size-complex="10pt" style:font-weight-complex="normal"/>
    </style:style>
    <style:style style:name="P94" style:family="paragraph" style:parent-style-name="Standard">
      <style:text-properties style:font-name="Bitstream Charter" fo:font-size="10pt" fo:font-weight="normal" officeooo:rsid="00d59eea" officeooo:paragraph-rsid="00d59eea" style:font-size-asian="10pt" style:font-weight-asian="normal" style:font-size-complex="10pt" style:font-weight-complex="normal"/>
    </style:style>
    <style:style style:name="P95" style:family="paragraph" style:parent-style-name="Standard">
      <style:text-properties style:font-name="Bitstream Charter" fo:font-size="10pt" fo:font-weight="normal" officeooo:rsid="00a362c0" officeooo:paragraph-rsid="00a362c0" style:font-size-asian="10pt" style:font-weight-asian="normal" style:font-size-complex="10pt" style:font-weight-complex="normal"/>
    </style:style>
    <style:style style:name="P96" style:family="paragraph" style:parent-style-name="Standard">
      <style:text-properties style:font-name="Bitstream Charter" fo:font-size="10pt" fo:font-weight="normal" officeooo:rsid="00a42f66" officeooo:paragraph-rsid="00a42f66" style:font-size-asian="10pt" style:font-weight-asian="normal" style:font-size-complex="10pt" style:font-weight-complex="normal"/>
    </style:style>
    <style:style style:name="P97" style:family="paragraph" style:parent-style-name="Standard">
      <style:text-properties style:font-name="Bitstream Charter" fo:font-size="10pt" fo:font-weight="normal" officeooo:rsid="00e8ada4" officeooo:paragraph-rsid="00e8ada4" style:font-size-asian="10pt" style:font-weight-asian="normal" style:font-size-complex="10pt" style:font-weight-complex="normal"/>
    </style:style>
    <style:style style:name="P98" style:family="paragraph" style:parent-style-name="Standard">
      <style:text-properties style:font-name="Bitstream Charter" fo:font-size="10pt" fo:font-weight="normal" officeooo:rsid="00a4baa2" officeooo:paragraph-rsid="00c53618" style:font-size-asian="10pt" style:font-weight-asian="normal" style:font-size-complex="10pt" style:font-weight-complex="normal"/>
    </style:style>
    <style:style style:name="P99" style:family="paragraph" style:parent-style-name="Standard">
      <style:text-properties style:font-name="Bitstream Charter" fo:font-size="10pt" fo:font-weight="normal" officeooo:rsid="00a4baa2" officeooo:paragraph-rsid="00a4baa2" style:font-size-asian="10pt" style:font-weight-asian="normal" style:font-size-complex="10pt" style:font-weight-complex="normal"/>
    </style:style>
    <style:style style:name="P100" style:family="paragraph" style:parent-style-name="Standard">
      <style:text-properties style:font-name="Bitstream Charter" fo:font-size="10pt" fo:font-weight="normal" officeooo:rsid="00a4d2ff" officeooo:paragraph-rsid="00a4d2ff" style:font-size-asian="10pt" style:font-weight-asian="normal" style:font-size-complex="10pt" style:font-weight-complex="normal"/>
    </style:style>
    <style:style style:name="P101" style:family="paragraph" style:parent-style-name="Standard">
      <style:text-properties style:font-name="Bitstream Charter" fo:font-size="10pt" fo:font-weight="normal" officeooo:rsid="00a5ad99" officeooo:paragraph-rsid="00a5ad99" style:font-size-asian="10pt" style:font-weight-asian="normal" style:font-size-complex="10pt" style:font-weight-complex="normal"/>
    </style:style>
    <style:style style:name="P102" style:family="paragraph" style:parent-style-name="Standard">
      <style:text-properties style:font-name="Bitstream Charter" fo:font-size="10pt" fo:font-weight="normal" officeooo:rsid="00a5ad99" officeooo:paragraph-rsid="00c65aff" style:font-size-asian="10pt" style:font-weight-asian="normal" style:font-size-complex="10pt" style:font-weight-complex="normal"/>
    </style:style>
    <style:style style:name="P103" style:family="paragraph" style:parent-style-name="Standard">
      <style:text-properties style:font-name="Bitstream Charter" fo:font-size="10pt" fo:font-weight="normal" officeooo:rsid="00c65aff" officeooo:paragraph-rsid="00c65aff" style:font-size-asian="10pt" style:font-weight-asian="normal" style:font-size-complex="10pt" style:font-weight-complex="normal"/>
    </style:style>
    <style:style style:name="P104" style:family="paragraph" style:parent-style-name="Standard">
      <style:text-properties style:font-name="Bitstream Charter" fo:font-size="10pt" fo:font-weight="normal" officeooo:rsid="00a8cd66" officeooo:paragraph-rsid="00e8c5d8" style:font-size-asian="10pt" style:font-weight-asian="normal" style:font-size-complex="10pt" style:font-weight-complex="normal"/>
    </style:style>
    <style:style style:name="P105" style:family="paragraph" style:parent-style-name="Standard">
      <style:text-properties style:font-name="Bitstream Charter" fo:font-size="10pt" fo:font-weight="normal" officeooo:rsid="00a85de0" officeooo:paragraph-rsid="00e8c5d8" style:font-size-asian="10pt" style:font-weight-asian="normal" style:font-size-complex="10pt" style:font-weight-complex="normal"/>
    </style:style>
    <style:style style:name="P106" style:family="paragraph" style:parent-style-name="Standard">
      <style:text-properties style:font-name="Bitstream Charter" fo:font-size="10pt" fo:font-weight="normal" officeooo:rsid="00a85de0" officeooo:paragraph-rsid="00a85de0" style:font-size-asian="10pt" style:font-weight-asian="normal" style:font-size-complex="10pt" style:font-weight-complex="normal"/>
    </style:style>
    <style:style style:name="P107" style:family="paragraph" style:parent-style-name="Standard">
      <style:text-properties style:font-name="Bitstream Charter" fo:font-size="10pt" fo:font-weight="normal" officeooo:rsid="00a9562d" officeooo:paragraph-rsid="00a9562d" style:font-size-asian="10pt" style:font-weight-asian="normal" style:font-size-complex="10pt" style:font-weight-complex="normal"/>
    </style:style>
    <style:style style:name="P108" style:family="paragraph" style:parent-style-name="Standard">
      <style:text-properties style:font-name="Bitstream Charter" fo:font-size="10pt" fo:font-weight="normal" officeooo:rsid="00a9562d" officeooo:paragraph-rsid="00a9e4b2" style:font-size-asian="10pt" style:font-weight-asian="normal" style:font-size-complex="10pt" style:font-weight-complex="normal"/>
    </style:style>
    <style:style style:name="P109" style:family="paragraph" style:parent-style-name="Standard">
      <style:text-properties style:font-name="Bitstream Charter" fo:font-size="10pt" fo:font-weight="normal" officeooo:rsid="00d10cb0" officeooo:paragraph-rsid="00d10cb0" style:font-size-asian="10pt" style:font-weight-asian="normal" style:font-size-complex="10pt" style:font-weight-complex="normal"/>
    </style:style>
    <style:style style:name="P110" style:family="paragraph" style:parent-style-name="Standard">
      <style:text-properties style:font-name="Bitstream Charter" fo:font-size="10pt" fo:font-weight="normal" officeooo:rsid="00d10cb0" officeooo:paragraph-rsid="00aeca20" style:font-size-asian="10pt" style:font-weight-asian="normal" style:font-size-complex="10pt" style:font-weight-complex="normal"/>
    </style:style>
    <style:style style:name="P111" style:family="paragraph" style:parent-style-name="Standard">
      <style:text-properties style:font-name="Bitstream Charter" fo:font-size="10pt" fo:font-weight="normal" officeooo:rsid="00d10cb0" officeooo:paragraph-rsid="00d440f0" style:font-size-asian="10pt" style:font-weight-asian="normal" style:font-size-complex="10pt" style:font-weight-complex="normal"/>
    </style:style>
    <style:style style:name="P112" style:family="paragraph" style:parent-style-name="Standard">
      <style:text-properties style:font-name="Bitstream Charter" fo:font-size="10pt" fo:font-weight="normal" officeooo:rsid="00a9e4b2" officeooo:paragraph-rsid="00a9e4b2" style:font-size-asian="10pt" style:font-weight-asian="normal" style:font-size-complex="10pt" style:font-weight-complex="normal"/>
    </style:style>
    <style:style style:name="P113" style:family="paragraph" style:parent-style-name="Standard">
      <style:text-properties style:font-name="Bitstream Charter" fo:font-size="10pt" fo:font-weight="normal" officeooo:rsid="00aafb31" officeooo:paragraph-rsid="00aafb31" style:font-size-asian="10pt" style:font-weight-asian="normal" style:font-size-complex="10pt" style:font-weight-complex="normal"/>
    </style:style>
    <style:style style:name="P114" style:family="paragraph" style:parent-style-name="Standard">
      <style:text-properties style:font-name="Bitstream Charter" fo:font-size="10pt" fo:font-weight="normal" officeooo:rsid="00ab8f36" officeooo:paragraph-rsid="00ab8f36" style:font-size-asian="10pt" style:font-weight-asian="normal" style:font-size-complex="10pt" style:font-weight-complex="normal"/>
    </style:style>
    <style:style style:name="P115" style:family="paragraph" style:parent-style-name="Standard">
      <style:text-properties style:font-name="Bitstream Charter" fo:font-size="10pt" fo:font-weight="normal" officeooo:rsid="00aedb63" officeooo:paragraph-rsid="00aedb63" style:font-size-asian="10pt" style:font-weight-asian="normal" style:font-size-complex="10pt" style:font-weight-complex="normal"/>
    </style:style>
    <style:style style:name="P116" style:family="paragraph" style:parent-style-name="Standard">
      <style:text-properties style:font-name="Bitstream Charter" fo:font-size="10pt" fo:font-weight="normal" officeooo:rsid="00aeca20" officeooo:paragraph-rsid="00aeca20" style:font-size-asian="10pt" style:font-weight-asian="normal" style:font-size-complex="10pt" style:font-weight-complex="normal"/>
    </style:style>
    <style:style style:name="P117" style:family="paragraph" style:parent-style-name="Standard">
      <style:text-properties style:font-name="Bitstream Charter" fo:font-size="10pt" fo:font-weight="normal" officeooo:rsid="00aeca20" officeooo:paragraph-rsid="00d440f0" style:font-size-asian="10pt" style:font-weight-asian="normal" style:font-size-complex="10pt" style:font-weight-complex="normal"/>
    </style:style>
    <style:style style:name="P118" style:family="paragraph" style:parent-style-name="Standard">
      <style:text-properties style:font-name="Bitstream Charter" fo:font-size="10pt" fo:font-weight="normal" officeooo:rsid="006507fe" officeooo:paragraph-rsid="00e9d1be" style:font-size-asian="10pt" style:font-weight-asian="normal" style:font-size-complex="10pt" style:font-weight-complex="normal"/>
    </style:style>
    <style:style style:name="P119" style:family="paragraph" style:parent-style-name="Standard">
      <style:text-properties style:font-name="Bitstream Charter" fo:font-size="10pt" fo:font-weight="normal" officeooo:rsid="006507fe" officeooo:paragraph-rsid="00b88f81" style:font-size-asian="10pt" style:font-weight-asian="normal" style:font-size-complex="10pt" style:font-weight-complex="normal"/>
    </style:style>
    <style:style style:name="P120" style:family="paragraph" style:parent-style-name="Standard">
      <style:text-properties style:font-name="Bitstream Charter" fo:font-size="10pt" fo:font-weight="normal" officeooo:rsid="00afb7e3" officeooo:paragraph-rsid="00ab8f36" style:font-size-asian="10pt" style:font-weight-asian="normal" style:font-size-complex="10pt" style:font-weight-complex="normal"/>
    </style:style>
    <style:style style:name="P121" style:family="paragraph" style:parent-style-name="Standard">
      <style:text-properties style:font-name="Bitstream Charter" fo:font-size="10pt" fo:font-weight="normal" officeooo:rsid="00afb7e3" officeooo:paragraph-rsid="00d440f0" style:font-size-asian="10pt" style:font-weight-asian="normal" style:font-size-complex="10pt" style:font-weight-complex="normal"/>
    </style:style>
    <style:style style:name="P122" style:family="paragraph" style:parent-style-name="Standard">
      <style:text-properties style:font-name="Bitstream Charter" fo:font-size="10pt" fo:font-weight="normal" officeooo:rsid="00afb7e3" officeooo:paragraph-rsid="00afb7e3" style:font-size-asian="10pt" style:font-weight-asian="normal" style:font-size-complex="10pt" style:font-weight-complex="normal"/>
    </style:style>
    <style:style style:name="P123" style:family="paragraph" style:parent-style-name="Standard">
      <style:text-properties style:font-name="Bitstream Charter" fo:font-size="10pt" fo:font-weight="normal" officeooo:rsid="00afb7e3" officeooo:paragraph-rsid="00b4e272" style:font-size-asian="10pt" style:font-weight-asian="normal" style:font-size-complex="10pt" style:font-weight-complex="normal"/>
    </style:style>
    <style:style style:name="P124" style:family="paragraph" style:parent-style-name="Standard">
      <style:text-properties style:font-name="Bitstream Charter" fo:font-size="10pt" fo:font-weight="normal" officeooo:rsid="00afb7e3" officeooo:paragraph-rsid="00b61471" style:font-size-asian="10pt" style:font-weight-asian="normal" style:font-size-complex="10pt" style:font-weight-complex="normal"/>
    </style:style>
    <style:style style:name="P125" style:family="paragraph" style:parent-style-name="Standard">
      <style:text-properties style:font-name="Bitstream Charter" fo:font-size="10pt" fo:font-weight="normal" officeooo:rsid="00d1fb88" officeooo:paragraph-rsid="00d1fb88" style:font-size-asian="10pt" style:font-weight-asian="normal" style:font-size-complex="10pt" style:font-weight-complex="normal"/>
    </style:style>
    <style:style style:name="P126" style:family="paragraph" style:parent-style-name="Standard">
      <style:text-properties style:font-name="Bitstream Charter" fo:font-size="10pt" fo:font-weight="normal" officeooo:rsid="00d3324e" officeooo:paragraph-rsid="00d3324e" style:font-size-asian="10pt" style:font-weight-asian="normal" style:font-size-complex="10pt" style:font-weight-complex="normal"/>
    </style:style>
    <style:style style:name="P127" style:family="paragraph" style:parent-style-name="Standard">
      <style:text-properties style:font-name="Bitstream Charter" fo:font-size="10pt" fo:font-weight="normal" officeooo:rsid="00d440f0" officeooo:paragraph-rsid="00d440f0" style:font-size-asian="10pt" style:font-weight-asian="normal" style:font-size-complex="10pt" style:font-weight-complex="normal"/>
    </style:style>
    <style:style style:name="P128" style:family="paragraph" style:parent-style-name="Standard">
      <style:text-properties style:font-name="Bitstream Charter" fo:font-size="10pt" fo:font-weight="normal" officeooo:rsid="00b2cd0f" officeooo:paragraph-rsid="00d440f0" style:font-size-asian="10pt" style:font-weight-asian="normal" style:font-size-complex="10pt" style:font-weight-complex="normal"/>
    </style:style>
    <style:style style:name="P129" style:family="paragraph" style:parent-style-name="Standard">
      <style:text-properties style:font-name="Bitstream Charter" fo:font-size="10pt" fo:font-weight="normal" officeooo:rsid="00b0bd27" officeooo:paragraph-rsid="00b61471" style:font-size-asian="10pt" style:font-weight-asian="normal" style:font-size-complex="10pt" style:font-weight-complex="normal"/>
    </style:style>
    <style:style style:name="P130" style:family="paragraph" style:parent-style-name="Standard">
      <style:text-properties style:font-name="Bitstream Charter" fo:font-size="10pt" fo:font-weight="normal" officeooo:rsid="00b61471" officeooo:paragraph-rsid="00b61471" style:font-size-asian="10pt" style:font-weight-asian="normal" style:font-size-complex="10pt" style:font-weight-complex="normal"/>
    </style:style>
    <style:style style:name="P131" style:family="paragraph" style:parent-style-name="Standard">
      <style:text-properties style:font-name="Bitstream Charter" fo:font-size="10pt" fo:font-weight="normal" officeooo:rsid="00b6ed1b" officeooo:paragraph-rsid="00b6ed1b" style:font-size-asian="10pt" style:font-weight-asian="normal" style:font-size-complex="10pt" style:font-weight-complex="normal"/>
    </style:style>
    <style:style style:name="P132" style:family="paragraph" style:parent-style-name="Standard">
      <style:text-properties style:font-name="Bitstream Charter" fo:font-size="10pt" fo:font-weight="normal" officeooo:rsid="00b536f4" officeooo:paragraph-rsid="00b6ed1b" style:font-size-asian="10pt" style:font-weight-asian="normal" style:font-size-complex="10pt" style:font-weight-complex="normal"/>
    </style:style>
    <style:style style:name="P133" style:family="paragraph" style:parent-style-name="Standard">
      <style:text-properties style:font-name="Bitstream Charter" fo:font-size="10pt" fo:font-weight="normal" officeooo:rsid="00c91afc" officeooo:paragraph-rsid="00c91afc" style:font-size-asian="10pt" style:font-weight-asian="normal" style:font-size-complex="10pt" style:font-weight-complex="normal"/>
    </style:style>
    <style:style style:name="P134" style:family="paragraph" style:parent-style-name="Standard">
      <style:text-properties style:font-name="Bitstream Charter" fo:font-size="10pt" fo:font-weight="normal" officeooo:rsid="00cad989" officeooo:paragraph-rsid="00cad989" style:font-size-asian="10pt" style:font-weight-asian="normal" style:font-size-complex="10pt" style:font-weight-complex="normal"/>
    </style:style>
    <style:style style:name="P135" style:family="paragraph" style:parent-style-name="Standard">
      <style:text-properties style:font-name="Bitstream Charter" fo:font-size="10pt" fo:font-weight="normal" officeooo:rsid="00b88f81" officeooo:paragraph-rsid="00b88f81" style:font-size-asian="10pt" style:font-weight-asian="normal" style:font-size-complex="10pt" style:font-weight-complex="normal"/>
    </style:style>
    <style:style style:name="P136" style:family="paragraph" style:parent-style-name="Standard">
      <style:text-properties style:font-name="Bitstream Charter" fo:font-size="10pt" fo:font-weight="normal" officeooo:rsid="0059a03f" officeooo:paragraph-rsid="00b88f81" style:font-size-asian="10pt" style:font-weight-asian="normal" style:font-size-complex="10pt" style:font-weight-complex="normal"/>
    </style:style>
    <style:style style:name="P137" style:family="paragraph" style:parent-style-name="Standard">
      <style:text-properties style:font-name="Bitstream Charter" fo:font-size="10pt" fo:font-weight="normal" officeooo:rsid="0059a03f" officeooo:paragraph-rsid="006507fe" style:font-size-asian="10pt" style:font-weight-asian="normal" style:font-size-complex="10pt" style:font-weight-complex="normal"/>
    </style:style>
    <style:style style:name="P138" style:family="paragraph" style:parent-style-name="Standard">
      <style:text-properties style:font-name="Bitstream Charter" fo:font-size="10pt" fo:font-weight="normal" officeooo:rsid="0059a03f" officeooo:paragraph-rsid="0059a03f" style:font-size-asian="10pt" style:font-weight-asian="normal" style:font-size-complex="10pt" style:font-weight-complex="normal"/>
    </style:style>
    <style:style style:name="P139" style:family="paragraph" style:parent-style-name="Standard">
      <style:text-properties style:font-name="Bitstream Charter" fo:font-size="10pt" fo:font-weight="normal" officeooo:rsid="005d6700" officeooo:paragraph-rsid="00b88f81" style:font-size-asian="10pt" style:font-weight-asian="normal" style:font-size-complex="10pt" style:font-weight-complex="normal"/>
    </style:style>
    <style:style style:name="P140" style:family="paragraph" style:parent-style-name="Standard">
      <style:text-properties style:font-name="Bitstream Charter" fo:font-size="10pt" fo:font-weight="normal" officeooo:rsid="005d6700" officeooo:paragraph-rsid="006507fe" style:font-size-asian="10pt" style:font-weight-asian="normal" style:font-size-complex="10pt" style:font-weight-complex="normal"/>
    </style:style>
    <style:style style:name="P141" style:family="paragraph" style:parent-style-name="Standard">
      <style:text-properties style:font-name="Bitstream Charter" fo:font-size="10pt" fo:font-weight="normal" officeooo:rsid="005d6700" officeooo:paragraph-rsid="005d6700" style:font-size-asian="10pt" style:font-weight-asian="normal" style:font-size-complex="10pt" style:font-weight-complex="normal"/>
    </style:style>
    <style:style style:name="P142" style:family="paragraph" style:parent-style-name="Standard">
      <style:text-properties style:font-name="Bitstream Charter" fo:font-size="10pt" fo:font-weight="normal" officeooo:rsid="005d6700" officeooo:paragraph-rsid="0060b8d2" style:font-size-asian="10pt" style:font-weight-asian="normal" style:font-size-complex="10pt" style:font-weight-complex="normal"/>
    </style:style>
    <style:style style:name="P143" style:family="paragraph" style:parent-style-name="Standard">
      <style:text-properties style:font-name="Bitstream Charter" fo:font-size="10pt" fo:font-weight="normal" officeooo:rsid="0054e296" officeooo:paragraph-rsid="006507fe" style:font-size-asian="10pt" style:font-weight-asian="normal" style:font-size-complex="10pt" style:font-weight-complex="normal"/>
    </style:style>
    <style:style style:name="P144" style:family="paragraph" style:parent-style-name="Standard">
      <style:text-properties style:font-name="Bitstream Charter" fo:font-size="10pt" fo:font-weight="normal" officeooo:rsid="0060b8d2" officeooo:paragraph-rsid="0060b8d2" style:font-size-asian="10pt" style:font-weight-asian="normal" style:font-size-complex="10pt" style:font-weight-complex="normal"/>
    </style:style>
    <style:style style:name="P145" style:family="paragraph" style:parent-style-name="Standard">
      <style:text-properties style:font-name="Bitstream Charter" fo:font-size="10pt" fo:font-weight="normal" officeooo:rsid="00442287" officeooo:paragraph-rsid="0062ecc2" style:font-size-asian="10pt" style:font-weight-asian="normal" style:font-size-complex="10pt" style:font-weight-complex="normal"/>
    </style:style>
    <style:style style:name="P146" style:family="paragraph" style:parent-style-name="Standard">
      <style:text-properties style:font-name="Bitstream Charter" fo:font-size="10pt" fo:font-weight="normal" officeooo:rsid="006681f0" officeooo:paragraph-rsid="006681f0" style:font-size-asian="10pt" style:font-weight-asian="normal" style:font-size-complex="10pt" style:font-weight-complex="normal"/>
    </style:style>
    <style:style style:name="P147" style:family="paragraph" style:parent-style-name="Standard">
      <style:text-properties style:font-name="Bitstream Charter" fo:font-size="10pt" fo:font-weight="normal" officeooo:rsid="00ea832e" officeooo:paragraph-rsid="00ea832e" style:font-size-asian="10pt" style:font-weight-asian="normal" style:font-size-complex="10pt" style:font-weight-complex="normal"/>
    </style:style>
    <style:style style:name="P148" style:family="paragraph" style:parent-style-name="Standard">
      <style:text-properties style:font-name="Bitstream Charter" fo:font-size="10pt" fo:font-weight="normal" officeooo:rsid="00e8924b" officeooo:paragraph-rsid="00e8924b" style:font-size-asian="10pt" style:font-weight-asian="normal" style:font-size-complex="10pt" style:font-weight-complex="normal"/>
    </style:style>
    <style:style style:name="P149" style:family="paragraph" style:parent-style-name="Standard">
      <style:text-properties style:font-name="Bitstream Charter" fo:font-size="10pt" fo:font-weight="normal" officeooo:rsid="00870e4d" officeooo:paragraph-rsid="00870e4d" style:font-size-asian="10pt" style:font-weight-asian="normal" style:font-size-complex="10pt" style:font-weight-complex="normal"/>
    </style:style>
    <style:style style:name="P150" style:family="paragraph" style:parent-style-name="Standard">
      <style:text-properties style:font-name="Bitstream Charter" fo:font-size="10pt" fo:font-weight="normal" officeooo:rsid="0087e0b2" officeooo:paragraph-rsid="0087e0b2" style:font-size-asian="10pt" style:font-weight-asian="normal" style:font-size-complex="10pt" style:font-weight-complex="normal"/>
    </style:style>
    <style:style style:name="P151" style:family="paragraph" style:parent-style-name="Standard">
      <style:text-properties style:font-name="Bitstream Charter" fo:font-size="10pt" fo:font-weight="normal" officeooo:rsid="008cd8cf" officeooo:paragraph-rsid="008cd8cf" style:font-size-asian="10pt" style:font-weight-asian="normal" style:font-size-complex="10pt" style:font-weight-complex="normal"/>
    </style:style>
    <style:style style:name="P152" style:family="paragraph" style:parent-style-name="Standard">
      <style:text-properties style:font-name="Bitstream Charter" fo:font-size="10pt" fo:font-weight="normal" officeooo:rsid="00a2b1dd" officeooo:paragraph-rsid="00a2b1dd" style:font-size-asian="10pt" style:font-weight-asian="normal" style:font-size-complex="10pt" style:font-weight-complex="normal"/>
    </style:style>
    <style:style style:name="P153" style:family="paragraph" style:parent-style-name="Standard">
      <style:text-properties style:font-name="Bitstream Charter" fo:font-size="10pt" fo:font-weight="normal" officeooo:rsid="0067b499" officeooo:paragraph-rsid="0067b499" style:font-size-asian="10pt" style:font-weight-asian="normal" style:font-size-complex="10pt" style:font-weight-complex="normal"/>
    </style:style>
    <style:style style:name="P154" style:family="paragraph" style:parent-style-name="Standard">
      <style:text-properties style:font-name="Bitstream Charter" fo:font-size="10pt" fo:font-weight="normal" officeooo:rsid="0072bf69" officeooo:paragraph-rsid="0072bf69" style:font-size-asian="10pt" style:font-weight-asian="normal" style:font-size-complex="10pt" style:font-weight-complex="normal"/>
    </style:style>
    <style:style style:name="P155" style:family="paragraph" style:parent-style-name="Standard">
      <style:text-properties style:font-name="Bitstream Charter" fo:font-size="10pt" fo:font-weight="normal" officeooo:rsid="00b4e272" officeooo:paragraph-rsid="00b4e272" style:font-size-asian="10pt" style:font-weight-asian="normal" style:font-size-complex="10pt" style:font-weight-complex="normal"/>
    </style:style>
    <style:style style:name="P156" style:family="paragraph" style:parent-style-name="Standard">
      <style:text-properties style:font-name="Bitstream Charter" fo:font-size="10pt" fo:font-weight="normal" officeooo:rsid="00c37dff" officeooo:paragraph-rsid="00c37dff" style:font-size-asian="10pt" style:font-weight-asian="normal" style:font-size-complex="10pt" style:font-weight-complex="normal"/>
    </style:style>
    <style:style style:name="P157" style:family="paragraph" style:parent-style-name="Standard">
      <style:text-properties style:font-name="Bitstream Charter" fo:font-size="10pt" fo:font-weight="normal" officeooo:rsid="009ebaf7" officeooo:paragraph-rsid="009ebaf7" style:font-size-asian="10pt" style:font-weight-asian="normal" style:font-size-complex="10pt" style:font-weight-complex="normal"/>
    </style:style>
    <style:style style:name="P158" style:family="paragraph" style:parent-style-name="Standard">
      <style:text-properties style:font-name="Bitstream Charter" fo:font-size="10pt" fo:font-weight="normal" officeooo:rsid="004234bf" officeooo:paragraph-rsid="00e6c1ff" style:font-size-asian="10pt" style:font-weight-asian="normal" style:font-size-complex="10pt" style:font-weight-complex="normal"/>
    </style:style>
    <style:style style:name="P159" style:family="paragraph" style:parent-style-name="Standard">
      <style:text-properties style:font-name="Bitstream Charter" fo:font-size="10pt" fo:font-weight="normal" officeooo:rsid="004e8462" officeooo:paragraph-rsid="00e8924b" style:font-size-asian="10pt" style:font-weight-asian="normal" style:font-size-complex="10pt" style:font-weight-complex="normal"/>
    </style:style>
    <style:style style:name="P160" style:family="paragraph" style:parent-style-name="Standard">
      <style:text-properties style:font-name="Bitstream Charter" fo:font-size="10pt" officeooo:rsid="000218a0" officeooo:paragraph-rsid="000218a0" style:font-size-asian="10pt" style:font-size-complex="10pt"/>
    </style:style>
    <style:style style:name="P161" style:family="paragraph" style:parent-style-name="Standard">
      <style:text-properties style:font-name="Bitstream Charter" fo:font-size="10pt" officeooo:rsid="000218a0" officeooo:paragraph-rsid="0062ecc2" style:font-size-asian="10pt" style:font-size-complex="10pt"/>
    </style:style>
    <style:style style:name="P162" style:family="paragraph" style:parent-style-name="Standard">
      <style:text-properties style:font-name="Bitstream Charter" fo:font-size="10pt" officeooo:rsid="0030aedf" officeooo:paragraph-rsid="0040cf43" style:font-size-asian="10pt" style:font-size-complex="10pt"/>
    </style:style>
    <style:style style:name="P163" style:family="paragraph" style:parent-style-name="Standard">
      <style:text-properties style:font-name="Bitstream Charter" fo:font-size="10pt" officeooo:rsid="0030aedf" officeooo:paragraph-rsid="0066cc30" style:font-size-asian="10pt" style:font-size-complex="10pt"/>
    </style:style>
    <style:style style:name="P164" style:family="paragraph" style:parent-style-name="Standard">
      <style:text-properties style:font-name="Bitstream Charter" fo:font-size="10pt" officeooo:rsid="0066cc30" officeooo:paragraph-rsid="0066cc30" style:font-size-asian="10pt" style:font-size-complex="10pt"/>
    </style:style>
    <style:style style:name="P165" style:family="paragraph" style:parent-style-name="Standard">
      <style:text-properties style:font-name="Bitstream Charter" fo:font-size="10pt" officeooo:rsid="0040f00e" officeooo:paragraph-rsid="0060b8d2" style:font-size-asian="10pt" style:font-size-complex="10pt"/>
    </style:style>
    <style:style style:name="P166" style:family="paragraph" style:parent-style-name="Standard">
      <style:text-properties style:font-name="Bitstream Charter" fo:font-size="10pt" officeooo:rsid="0067b499" officeooo:paragraph-rsid="0067b499" style:font-size-asian="10pt" style:font-size-complex="10pt"/>
    </style:style>
    <style:style style:name="P167" style:family="paragraph" style:parent-style-name="Standard">
      <style:text-properties style:font-name="Bitstream Charter" fo:font-size="10pt" officeooo:rsid="0067b499" officeooo:paragraph-rsid="00d8e6c2" style:font-size-asian="10pt" style:font-size-complex="10pt"/>
    </style:style>
    <style:style style:name="P168" style:family="paragraph" style:parent-style-name="Standard">
      <style:text-properties style:font-name="Bitstream Charter" fo:font-size="10pt" officeooo:rsid="0067b499" officeooo:paragraph-rsid="0069a771" style:font-size-asian="10pt" style:font-size-complex="10pt"/>
    </style:style>
    <style:style style:name="P169" style:family="paragraph" style:parent-style-name="Standard">
      <style:text-properties style:font-name="Bitstream Charter" fo:font-size="10pt" officeooo:rsid="002c2077" officeooo:paragraph-rsid="00d8e6c2" style:font-size-asian="10pt" style:font-size-complex="10pt"/>
    </style:style>
    <style:style style:name="P170" style:family="paragraph" style:parent-style-name="Standard">
      <style:text-properties style:font-name="Bitstream Charter" fo:font-size="10pt" officeooo:rsid="002dc66c" officeooo:paragraph-rsid="00d8e6c2" style:font-size-asian="10pt" style:font-size-complex="10pt"/>
    </style:style>
    <style:style style:name="P171" style:family="paragraph" style:parent-style-name="Standard">
      <style:text-properties style:font-name="Bitstream Charter" fo:font-size="10pt" officeooo:rsid="0068fc16" officeooo:paragraph-rsid="0068fc16" style:font-size-asian="10pt" style:font-size-complex="10pt"/>
    </style:style>
    <style:style style:name="P172" style:family="paragraph" style:parent-style-name="Standard">
      <style:text-properties style:font-name="Bitstream Charter" fo:font-size="10pt" officeooo:rsid="0069a771" officeooo:paragraph-rsid="0069a771" style:font-size-asian="10pt" style:font-size-complex="10pt"/>
    </style:style>
    <style:style style:name="P173" style:family="paragraph" style:parent-style-name="Standard">
      <style:text-properties style:font-name="Bitstream Charter" fo:font-size="10pt" officeooo:rsid="0069a7f1" officeooo:paragraph-rsid="0069a7f1" style:font-size-asian="10pt" style:font-size-complex="10pt"/>
    </style:style>
    <style:style style:name="P174" style:family="paragraph" style:parent-style-name="Standard">
      <style:text-properties style:font-name="Bitstream Charter" fo:font-size="10pt" officeooo:rsid="000e295e" officeooo:paragraph-rsid="0069a7f1" style:font-size-asian="10pt" style:font-size-complex="10pt"/>
    </style:style>
    <style:style style:name="P175" style:family="paragraph" style:parent-style-name="Standard">
      <style:text-properties style:font-name="Bitstream Charter" fo:font-size="10pt" officeooo:rsid="006a913c" officeooo:paragraph-rsid="006a913c" style:font-size-asian="10pt" style:font-size-complex="10pt"/>
    </style:style>
    <style:style style:name="P176" style:family="paragraph" style:parent-style-name="Standard">
      <style:text-properties style:font-name="Bitstream Charter" fo:font-size="10pt" officeooo:rsid="006507fe" officeooo:paragraph-rsid="00afb7e3" style:font-size-asian="10pt" style:font-size-complex="10pt"/>
    </style:style>
    <style:style style:name="P177" style:family="paragraph" style:parent-style-name="Standard">
      <style:text-properties style:font-name="Bitstream Charter" fo:font-size="10pt" officeooo:rsid="006507fe" officeooo:paragraph-rsid="006507fe" style:font-size-asian="10pt" style:font-size-complex="10pt"/>
    </style:style>
    <style:style style:name="P178" style:family="paragraph" style:parent-style-name="Standard">
      <style:text-properties style:font-name="Bitstream Charter" fo:font-size="10pt" officeooo:rsid="0043db96" officeooo:paragraph-rsid="0062ecc2" style:font-size-asian="10pt" style:font-size-complex="10pt"/>
    </style:style>
    <style:style style:name="P179" style:family="paragraph" style:parent-style-name="Standard">
      <style:paragraph-properties style:border-line-width-bottom="0.0346in 0.0102in 0.0102in" fo:padding-left="0in" fo:padding-right="0in" fo:padding-top="0in" fo:padding-bottom="0.0291in" fo:border-left="none" fo:border-right="none" fo:border-top="none" fo:border-bottom="4pt double #000000" style:join-border="false"/>
      <style:text-properties style:font-name="Bitstream Charter" fo:font-size="10pt" fo:font-weight="normal" officeooo:rsid="00e8ada4" officeooo:paragraph-rsid="00a66bb7" style:font-size-asian="10pt" style:font-weight-asian="normal" style:font-size-complex="10pt" style:font-weight-complex="normal"/>
    </style:style>
    <style:style style:name="P180" style:family="paragraph" style:parent-style-name="Standard">
      <style:text-properties style:font-name="Bitstream Charter" fo:font-size="10pt" fo:font-weight="normal" officeooo:rsid="00854bba" officeooo:paragraph-rsid="00dc457c" style:font-size-asian="10pt" style:font-weight-asian="normal" style:font-size-complex="10pt" style:font-weight-complex="normal"/>
    </style:style>
    <style:style style:name="P181" style:family="paragraph" style:parent-style-name="Standard">
      <style:text-properties style:font-name="Bitstream Charter" fo:font-size="10pt" fo:font-weight="normal" officeooo:rsid="00de2c51" officeooo:paragraph-rsid="00e0ebea" style:font-size-asian="10pt" style:font-weight-asian="normal" style:font-size-complex="10pt" style:font-weight-complex="normal"/>
    </style:style>
    <style:style style:name="P182" style:family="paragraph" style:parent-style-name="Standard">
      <style:text-properties style:font-name="Bitstream Charter" fo:font-size="10pt" fo:font-weight="normal" officeooo:rsid="00a9562d" officeooo:paragraph-rsid="00e8c5d8" style:font-size-asian="10pt" style:font-weight-asian="normal" style:font-size-complex="10pt" style:font-weight-complex="normal"/>
    </style:style>
    <style:style style:name="P183" style:family="paragraph" style:parent-style-name="Standard">
      <style:text-properties style:font-name="Bitstream Charter" fo:font-size="10pt" fo:font-weight="normal" officeooo:rsid="00b2cd0f" officeooo:paragraph-rsid="00b2cd0f" style:font-size-asian="10pt" style:font-weight-asian="normal" style:font-size-complex="10pt" style:font-weight-complex="normal"/>
    </style:style>
    <style:style style:name="P184" style:family="paragraph" style:parent-style-name="Standard">
      <style:text-properties style:font-name="Bitstream Charter" fo:font-size="10pt" fo:font-weight="normal" officeooo:rsid="00a8cd66" officeooo:paragraph-rsid="00e8c5d8" style:font-size-asian="10pt" style:font-weight-asian="normal" style:font-size-complex="10pt" style:font-weight-complex="normal"/>
    </style:style>
    <style:style style:name="P185" style:family="paragraph" style:parent-style-name="Standard">
      <style:text-properties style:font-name="Bitstream Charter" fo:font-size="10pt" fo:font-weight="normal" officeooo:rsid="005958db" officeooo:paragraph-rsid="00e6c1ff" style:font-size-asian="10pt" style:font-weight-asian="normal" style:font-size-complex="10pt" style:font-weight-complex="normal"/>
    </style:style>
    <style:style style:name="P186" style:family="paragraph" style:parent-style-name="Standard">
      <style:text-properties style:font-name="Bitstream Charter" fo:font-size="10pt" fo:font-weight="normal" officeooo:rsid="00e22ae9" officeooo:paragraph-rsid="00e22ae9" style:font-size-asian="10pt" style:font-weight-asian="normal" style:font-size-complex="10pt" style:font-weight-complex="normal"/>
    </style:style>
    <style:style style:name="P187" style:family="paragraph" style:parent-style-name="Standard">
      <style:text-properties style:font-name="Bitstream Charter" fo:font-size="10pt" fo:font-weight="bold" officeooo:rsid="006dcdfa" officeooo:paragraph-rsid="00dd40c3" style:font-size-asian="10pt" style:font-weight-asian="bold" style:font-size-complex="10pt" style:font-weight-complex="bold"/>
    </style:style>
    <style:style style:name="T1" style:family="text">
      <style:text-properties fo:font-weight="bold" style:font-weight-asian="bold" style:font-weight-complex="bold"/>
    </style:style>
    <style:style style:name="T2" style:family="text">
      <style:text-properties fo:font-weight="bold" officeooo:rsid="0030aedf" style:font-weight-asian="bold" style:font-weight-complex="bold"/>
    </style:style>
    <style:style style:name="T3" style:family="text">
      <style:text-properties fo:font-weight="bold" officeooo:rsid="006dcdfa" style:font-weight-asian="bold" style:font-weight-complex="bold"/>
    </style:style>
    <style:style style:name="T4" style:family="text">
      <style:text-properties fo:font-weight="bold" officeooo:rsid="00b2cd0f" style:font-weight-asian="bold" style:font-weight-complex="bold"/>
    </style:style>
    <style:style style:name="T5" style:family="text">
      <style:text-properties fo:font-weight="bold" officeooo:rsid="005958db" style:font-weight-asian="bold" style:font-weight-complex="bold"/>
    </style:style>
    <style:style style:name="T6" style:family="text">
      <style:text-properties officeooo:rsid="000c9447"/>
    </style:style>
    <style:style style:name="T7" style:family="text">
      <style:text-properties officeooo:rsid="004fb372"/>
    </style:style>
    <style:style style:name="T8" style:family="text">
      <style:text-properties officeooo:rsid="0053043d"/>
    </style:style>
    <style:style style:name="T9" style:family="text">
      <style:text-properties officeooo:rsid="005d6700"/>
    </style:style>
    <style:style style:name="T10" style:family="text">
      <style:text-properties officeooo:rsid="0066cc30"/>
    </style:style>
    <style:style style:name="T11" style:family="text">
      <style:text-properties officeooo:rsid="00674070"/>
    </style:style>
    <style:style style:name="T12" style:family="text">
      <style:text-properties officeooo:rsid="0068fc16"/>
    </style:style>
    <style:style style:name="T13" style:family="text">
      <style:text-properties officeooo:rsid="0069a771"/>
    </style:style>
    <style:style style:name="T14" style:family="text">
      <style:text-properties fo:font-weight="normal" style:font-weight-asian="normal" style:font-weight-complex="normal"/>
    </style:style>
    <style:style style:name="T15" style:family="text">
      <style:text-properties fo:font-weight="normal" officeooo:rsid="0018ff50" style:font-weight-asian="normal" style:font-weight-complex="normal"/>
    </style:style>
    <style:style style:name="T16" style:family="text">
      <style:text-properties fo:font-weight="normal" officeooo:rsid="0031adea" style:font-weight-asian="normal" style:font-weight-complex="normal"/>
    </style:style>
    <style:style style:name="T17" style:family="text">
      <style:text-properties fo:font-weight="normal" officeooo:rsid="006bd1fa" style:font-weight-asian="normal" style:font-weight-complex="normal"/>
    </style:style>
    <style:style style:name="T18" style:family="text">
      <style:text-properties fo:font-weight="normal" officeooo:rsid="0030dda4" style:font-weight-asian="normal" style:font-weight-complex="normal"/>
    </style:style>
    <style:style style:name="T19" style:family="text">
      <style:text-properties fo:font-weight="normal" officeooo:rsid="0069a771" style:font-weight-asian="normal" style:font-weight-complex="normal"/>
    </style:style>
    <style:style style:name="T20" style:family="text">
      <style:text-properties fo:font-weight="normal" officeooo:rsid="0069a7f1" style:font-weight-asian="normal" style:font-weight-complex="normal"/>
    </style:style>
    <style:style style:name="T21" style:family="text">
      <style:text-properties officeooo:rsid="006bd1fa"/>
    </style:style>
    <style:style style:name="T22" style:family="text">
      <style:text-properties officeooo:rsid="00284e40"/>
    </style:style>
    <style:style style:name="T23" style:family="text">
      <style:text-properties officeooo:rsid="0072bf69"/>
    </style:style>
    <style:style style:name="T24" style:family="text">
      <style:text-properties officeooo:rsid="0072c779"/>
    </style:style>
    <style:style style:name="T25" style:family="text">
      <style:text-properties officeooo:rsid="0073acee"/>
    </style:style>
    <style:style style:name="T26" style:family="text">
      <style:text-properties officeooo:rsid="007709a7"/>
    </style:style>
    <style:style style:name="T27" style:family="text">
      <style:text-properties officeooo:rsid="0081e8cb"/>
    </style:style>
    <style:style style:name="T28" style:family="text">
      <style:text-properties officeooo:rsid="00854bba"/>
    </style:style>
    <style:style style:name="T29" style:family="text">
      <style:text-properties officeooo:rsid="00870e4d"/>
    </style:style>
    <style:style style:name="T30" style:family="text">
      <style:text-properties officeooo:rsid="0088d021"/>
    </style:style>
    <style:style style:name="T31" style:family="text">
      <style:text-properties officeooo:rsid="008a22a8"/>
    </style:style>
    <style:style style:name="T32" style:family="text">
      <style:text-properties officeooo:rsid="008e5c1b"/>
    </style:style>
    <style:style style:name="T33" style:family="text">
      <style:text-properties officeooo:rsid="004d1dd9"/>
    </style:style>
    <style:style style:name="T34" style:family="text">
      <style:text-properties officeooo:rsid="00904e30"/>
    </style:style>
    <style:style style:name="T35" style:family="text">
      <style:text-properties fo:font-style="italic" style:font-style-asian="italic" style:font-style-complex="italic"/>
    </style:style>
    <style:style style:name="T36" style:family="text">
      <style:text-properties fo:font-style="italic" officeooo:rsid="00938b14" style:font-style-asian="italic" style:font-style-complex="italic"/>
    </style:style>
    <style:style style:name="T37" style:family="text">
      <style:text-properties fo:font-style="normal" officeooo:rsid="00938b14" style:font-style-asian="normal" style:font-style-complex="normal"/>
    </style:style>
    <style:style style:name="T38" style:family="text">
      <style:text-properties officeooo:rsid="0096c410"/>
    </style:style>
    <style:style style:name="T39" style:family="text">
      <style:text-properties officeooo:rsid="0097dca6"/>
    </style:style>
    <style:style style:name="T40" style:family="text">
      <style:text-properties officeooo:rsid="009bbd70"/>
    </style:style>
    <style:style style:name="T41" style:family="text">
      <style:text-properties officeooo:rsid="009cb1c1"/>
    </style:style>
    <style:style style:name="T42" style:family="text">
      <style:text-properties officeooo:rsid="009de6fe"/>
    </style:style>
    <style:style style:name="T43" style:family="text">
      <style:text-properties officeooo:rsid="009eed3c"/>
    </style:style>
    <style:style style:name="T44" style:family="text">
      <style:text-properties officeooo:rsid="009f1fee"/>
    </style:style>
    <style:style style:name="T45" style:family="text">
      <style:text-properties officeooo:rsid="00a34bd5"/>
    </style:style>
    <style:style style:name="T46" style:family="text">
      <style:text-properties officeooo:rsid="00a362c0"/>
    </style:style>
    <style:style style:name="T47" style:family="text">
      <style:text-properties officeooo:rsid="00a8cd66"/>
    </style:style>
    <style:style style:name="T48" style:family="text">
      <style:text-properties officeooo:rsid="00a9562d"/>
    </style:style>
    <style:style style:name="T49" style:family="text">
      <style:text-properties officeooo:rsid="00a9e4b2"/>
    </style:style>
    <style:style style:name="T50" style:family="text">
      <style:text-properties officeooo:rsid="00ab13fa"/>
    </style:style>
    <style:style style:name="T51" style:family="text">
      <style:text-properties officeooo:rsid="00ad51a8"/>
    </style:style>
    <style:style style:name="T52" style:family="text">
      <style:text-properties officeooo:rsid="00b0bd27"/>
    </style:style>
    <style:style style:name="T53" style:family="text">
      <style:text-properties officeooo:rsid="00b4e272"/>
    </style:style>
    <style:style style:name="T54" style:family="text">
      <style:text-properties officeooo:rsid="00b6ed1b"/>
    </style:style>
    <style:style style:name="T55" style:family="text">
      <style:text-properties officeooo:rsid="00bb3a91"/>
    </style:style>
    <style:style style:name="T56" style:family="text">
      <style:text-properties officeooo:rsid="00bc7328"/>
    </style:style>
    <style:style style:name="T57" style:family="text">
      <style:text-properties officeooo:rsid="00c53618"/>
    </style:style>
    <style:style style:name="T58" style:family="text">
      <style:text-properties officeooo:rsid="00c65aff"/>
    </style:style>
    <style:style style:name="T59" style:family="text">
      <style:text-properties officeooo:rsid="00a5ad99"/>
    </style:style>
    <style:style style:name="T60" style:family="text">
      <style:text-properties officeooo:rsid="002dc66c"/>
    </style:style>
    <style:style style:name="T61" style:family="text">
      <style:text-properties officeooo:rsid="002ee089"/>
    </style:style>
    <style:style style:name="T62" style:family="text">
      <style:text-properties officeooo:rsid="0045bcae"/>
    </style:style>
    <style:style style:name="T63" style:family="text">
      <style:text-properties officeooo:rsid="00da1b12"/>
    </style:style>
    <style:style style:name="T64" style:family="text">
      <style:text-properties officeooo:rsid="00dd40c3"/>
    </style:style>
    <style:style style:name="T65" style:family="text">
      <style:text-properties officeooo:rsid="00dd41fb"/>
    </style:style>
    <style:style style:name="T66" style:family="text">
      <style:text-properties officeooo:rsid="006dcdfa"/>
    </style:style>
    <style:style style:name="T67" style:family="text">
      <style:text-properties officeooo:rsid="00dee245"/>
    </style:style>
    <style:style style:name="T68" style:family="text">
      <style:text-properties officeooo:rsid="00dfd627"/>
    </style:style>
    <style:style style:name="T69" style:family="text">
      <style:text-properties officeooo:rsid="00e0ebea"/>
    </style:style>
    <style:style style:name="T70" style:family="text">
      <style:text-properties officeooo:rsid="00e22ae9"/>
    </style:style>
    <style:style style:name="T71" style:family="text">
      <style:text-properties officeooo:rsid="00e2fe03"/>
    </style:style>
    <style:style style:name="T72" style:family="text">
      <style:text-properties officeooo:rsid="00e42b3b"/>
    </style:style>
    <style:style style:name="T73" style:family="text">
      <style:text-properties officeooo:rsid="005958db"/>
    </style:style>
    <style:style style:name="T74" style:family="text">
      <style:text-properties officeooo:rsid="00e59e46"/>
    </style:style>
    <style:style style:name="T75" style:family="text">
      <style:text-properties officeooo:rsid="00e6c1ff"/>
    </style:style>
    <style:style style:name="T76" style:family="text">
      <style:text-properties officeooo:rsid="00e870c5"/>
    </style:style>
    <style:style style:name="T77" style:family="text">
      <style:text-properties officeooo:rsid="00e8924b"/>
    </style:style>
    <style:style style:name="T78" style:family="text">
      <style:text-properties officeooo:rsid="00e9218d"/>
    </style:style>
    <style:style style:name="T79" style:family="text">
      <style:text-properties officeooo:rsid="00269767"/>
    </style:style>
    <style:style style:name="T80" style:family="text">
      <style:text-properties officeooo:rsid="007207f6"/>
    </style:style>
    <style:style style:name="T81" style:family="text">
      <style:text-properties officeooo:rsid="00762da8"/>
    </style:style>
    <style:style style:name="T82" style:family="text">
      <style:text-properties officeooo:rsid="00f017a1"/>
    </style:style>
    <style:style style:name="T83" style:family="text">
      <style:text-properties officeooo:rsid="00f211a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Motivation:</text:p>
      <text:p text:style-name="P18"/>
      <text:p text:style-name="P19">VDF von PUIs verstehen</text:p>
      <text:p text:style-name="P2"/>
      <text:p text:style-name="P20">Allgemeinen Einführung von PUI hab ich schon vor einer Weile gegeben, deshalb heute nur eine kurze Wiederholung</text:p>
      <text:p text:style-name="P160"/>
      <text:p text:style-name="P160"/>
      <text:p text:style-name="P162"><text:span text:style-name="T1">Kurze Wdh PUI:</text:span> </text:p>
      <text:p text:style-name="P162"/>
      <text:p text:style-name="P164">***</text:p>
      <text:p text:style-name="P165">allgemeine Definition<text:span text:style-name="T10">: ...</text:span></text:p>
      <text:p text:style-name="P165"/>
      <text:p text:style-name="P166">Wir brauchen also Neutralteilchen, die <text:span text:style-name="T12">sich in der H. befinden</text:span></text:p>
      <text:p text:style-name="P165"/>
      <text:p text:style-name="P163">Ursprung<text:span text:style-name="T10"> der Neutralteilchen: Interstellares Medium und eine innere Quelle</text:span></text:p>
      <text:p text:style-name="P163"/>
      <text:p text:style-name="P167">Hier links eine künstlerische Darstellung der Heliosphäre und des umgebenden LISM (etwas veraltet: Voyager inzwischen weiter). Innen die Sonne, Termination Schock, Heliosheath und äußere Begrenzung: Heliopause<text:span text:style-name="T63"> (ca. 150 AU entfernt) (+evtl Bow Shock @ 230AU)</text:span>. </text:p>
      <text:p text:style-name="P167"/>
      <text:p text:style-name="P169">Heliosphäre: Raum, in dem sich das SW-Plasma <text:span text:style-name="T60">radial </text:span>ausbreitet. (supersonisch)</text:p>
      <text:p text:style-name="P170">&gt; SW trifft irgendwann auf LISM -&gt; muss abgebremst werden<text:span text:style-name="T61"> (hier ist der Rammdruck auf beiden Seiten gleich)</text:span>. An der Stelle, an der er subsonisch wird: termin<text:span text:style-name="T62">a</text:span>tion shock.</text:p>
      <text:p text:style-name="P170">&gt; Heliosheath: hinter Termination Shock, SW wird hier komprimiert und geheizt. Asymmetrie wegen relativer Bewegung</text:p>
      <text:p text:style-name="P167"/>
      <text:p text:style-name="P167">Heliopause bewegt sich im Lokalen interstellaren Medium mit einer Relativgeschwindigkeit von etwa 25km/s, d.h. die Teilchen des LISM treffen auf die Heliopause.</text:p>
      <text:p text:style-name="P166">Das LISM ist relativ kühl (7000K), d.h. nicht komplett ionisiert. Die Neutralgaskomponente kann nun in die Heliopause eindringen.</text:p>
      <text:p text:style-name="P171"/>
      <text:p text:style-name="P172">Eine andere Quelle für Neutralteilchen ist die “innere Quelle”: Nur der Vollständigkeit halber: Innere Quelle deshalb, weil sie in etwa mit dem SW thermalisiert sind und ihre Entstehung mit diesem und wahrscheinlich mit Staub zusammenhängt.</text:p>
      <text:p text:style-name="P172">Wir konzentrieren uns aber auf die interstellaren:</text:p>
      <text:p text:style-name="P163"/>
      <text:p text:style-name="P164">***</text:p>
      <text:p text:style-name="P3">PU-Prozess</text:p>
      <text:p text:style-name="P168">Jetzt sind die Neutralteilchen also in der Heliosphäre<text:span text:style-name="T13"> und sie sind folgenden Einflüssen ausgesetzt: <text:s/></text:span><text:span text:style-name="T18">Gravitationskraft der Sonne, dem Strahlungsdruck und den Sonnenwindpartikeln</text:span><text:span text:style-name="T19">. Gravitationskraft sorgt für eine geringe Beschleunigung der Teilchen in Richtung der Sonne. Die dunkel eingefärbten Flächen zeigen Bereiche erhöhter Neutralteilchendichte, (Cone </text:span><text:span text:style-name="T20">durch Gravitational Focusing </text:span><text:span text:style-name="T19">&amp; Crescent</text:span><text:span text:style-name="T20">: geometrischer Effekt: betrachte konstanten Radius. Teilchen auf oberer Traj. verweilt länger in der Nähe der Sonne und hat deshalb auch eine höhere Wahrs., ionisiert zu werden. Deshalb ist andersrum die Neutralteilchendichte für die andere Traj. höher</text:span><text:span text:style-name="T19">)</text:span></text:p>
      <text:p text:style-name="P21"/>
      <text:p text:style-name="P173"><text:span text:style-name="T19">I</text:span><text:span text:style-name="T14">rgendwann auf dem Weg kommt es zur Ionisation der Teilchen.</text:span></text:p>
      <text:p text:style-name="P174"><text:span text:style-name="T15">3</text:span><text:span text:style-name="T14"> Arten</text:span><text:span text:style-name="T16">:</text:span></text:p>
      <text:p text:style-name="P22">- Photoionisation durch energetische UV-Strahlung</text:p>
      <text:p text:style-name="P22">- Ladungsaustausch mit (wahrs.) SW-Protonen</text:p>
      <text:p text:style-name="P22">- Elektronenimpakt</text:p>
      <text:p text:style-name="P23"/>
      <text:p text:style-name="P175"><text:span text:style-name="T14">Aus dem Neutralteilchen ist jetzt ein Ion geworden und das spürt nun auf einmal die </text:span><text:span text:style-name="T17">elektromagnetischen </text:span><text:span text:style-name="T14">Kräfte des </text:span><text:span text:style-name="T17">Sonnenwindplasmas. Insbesondere ist das die Lorentzkraft, die dafür sorgt, dass das Teilchen um die Magnetfeldlinien gyriert, und mit diesen nach außen getragen wird. </text:span></text:p>
      <text:p text:style-name="P24"/>
      <text:p text:style-name="P25">*** <text:span text:style-name="T1">VD</text:span><text:span text:style-name="T3">F</text:span></text:p>
      <text:p text:style-name="P26">Weil dieser Prozess wichtig ist, um die VDF zu verstehen, schauen wir uns das genauer an. Wir gehen dazu von zwei Annahmen aus, und zwar 1., dass sich das gerade gerade ionisierte <text:soft-page-break/>Teilchen relativ zum Sonnenwind in Ruhe befindet und 2., dass <text:span text:style-name="T27">das Magnetfeld senkrecht zum Sonnenwind ausgerichtet ist. Da wir das Magnetfeld als im SW eingefroren betrachten, herrscht jetzt eine Relativgeschwindigkeit v_sw zwischen dem geladenen Teilchen und B-Feld. Dadurch beginnt das Teilchen aufgrund der Lorentzkraft mit der Bahngeschwindigkeit v_sw um die Magnetfeldlinie zu gyrieren. Das Teilchen wird dadurch mit dem B-Feld mitgetragen, d.h. gepickupt. Das ganze System bewegt sich also mit v_sw von der Sonne weg. Für einen ruhenden Beobachter, also z.B. das Spacecraft, hat das PUI dann also maximal die doppelte v_sw oder minimal den Wert Null, wo sich die beiden Geschwindigkeitsvektoren gerade gegnüber stehen. <text:s/></text:span></text:p>
      <text:p text:style-name="P27"/>
      <text:p text:style-name="P4">Übergang Velocity Space</text:p>
      <text:p text:style-name="P180">Wir gehen jetzt in den Geschwindigkeitsraum über, v_x, v_y, v_z zeigen. Wir betrachten die Sonne bzw. das SC als ruhend, können das also im Ursprung verorten. Der Sonnenwind bewege sich in positiver x-Richtung, deshalb ist die Sonnenwindgeschwindigkeit auf der x-Achse aufgetragen.</text:p>
      <text:p text:style-name="P30">Ein ruhendes Teilchen vor dem PU-Prozess beifndet sich im Ursprung. Wenn das Magnetfeld senkrecht zur SW-Bewegeungsrichtung stehen würde, können wir diese Gyrationsbewegung im V-Raum darstellen als eine Kreisbewegung in der x-z-Ebene mit dem Radis vsw und mit dem Zentrum der Sonnenwindgeschwindigkeit.</text:p>
      <text:p text:style-name="P30">Hier haben wir jetzt ein etwas gekipptes B-Feld. Weil SW-Bewegung und B-Feld jetzt nicht mehr senkrecht aufeinander stehen (der Sinus in der Lorentzkraft wird kleiner), ist der Gyrationsradius etwas kleiner. Die Gyration erfolgt natürlich immer noch senkrecht zum B-Feld. Das führt zu <text:span text:style-name="T64">solch </text:span>einer<text:span text:style-name="T64"> Bewegung. </text:span><text:s/></text:p>
      <text:p text:style-name="P28"/>
      <text:p text:style-name="P29"><text:span text:style-name="T28"><text:s/></text:span>Wenn man jetzt mehrere Teilchen betrachtet, die etwa zur gleichen Zeit, also beim gleichen B-Feld, gepickupt wurden, ergibt sich <text:span text:style-name="T28">so ein Torus.</text:span></text:p>
      <text:p text:style-name="P29"/>
      <text:p text:style-name="P31">Wichtig ist: Egal welchen Pitch-Winkel wir betrachten, die Torus ist immer Teil einer Kugelschale mit dem Radius v_sw, d.h., im SW frame bewegt sich das Teilchen immer mit Sonnenwindgeschwindigkeit<text:span text:style-name="T65">.</text:span></text:p>
      <text:p text:style-name="P31"/>
      <text:p text:style-name="P32">Hier steht noch so ein w -- man hat ja gemerkt, dass die VDF der PUI stark mit der bei der Injektion herrschenden SW-Geschw verknüpft ist - dshalb hat man diese Größe eingeführt, w = Geschwindigkeit relativ zur SW-geschw. w_SW beeutet, w im SW-frame, also gelichbedeutend damit, dass die Teilchen im Sonnenwindframe gerade Sonnenwindgeschwindigkeit haben.</text:p>
      <text:p text:style-name="P31"/>
      <text:p text:style-name="P33">Zusammenfassend: PUI werden auf einer <text:span text:style-name="T29">anisotropen </text:span>Torusverteilung <text:span text:style-name="T29">in den Sonnenwind injiziert</text:span></text:p>
      <text:p text:style-name="P5"/>
      <text:p text:style-name="P34"/>
      <text:p text:style-name="P32"><text:span text:style-name="T66">D</text:span>iesen Injektionsprozess haben wir verstanden, jetzt entwickeln die die PUI aber weiter - und zwar sowohl räumlich, als auch im V-Raum.</text:p>
      <text:p text:style-name="P32"/>
      <text:p text:style-name="P32"/>
      <text:p text:style-name="P32"/>
      <text:p text:style-name="P187"/>
      <text:p text:style-name="P34"><text:span text:style-name="T3">***</text:span><text:span text:style-name="T1">Modellvorstellungen</text:span>, die dazu führen:</text:p>
      <text:p text:style-name="P34"/>
      <text:p text:style-name="P36">Die Vorstellung ist, dass sich die Teilchen grob nach außen bewegen, also von der Sonne weg.</text:p>
      <text:p text:style-name="P36">Und dabei kommt es grundsätzlich zu zwei Prozessen, nämlich zum einen zum PAS und zu Energieaustauschprozessen.</text:p>
      <text:p text:style-name="P36"/>
      <text:p text:style-name="P36">PAS: <text:span text:style-name="T67">Da ist die Vorstellung, dass die Teilchen aufgund von z.B. Bfeldinhomogenitäten gestreut werden und dadurch ihren Pitchangle ändern. Dadurch werden nach und nach andere Teile der Kugelschale bevölkert und man ging lange davon aus, dass es sehr schnell zu einer Isotropisierung der Verteilung kommt, d.h., dass sich die Teilchen auf weiten Teilen der Kugelschale bewegen und nicht nur auf dem Torus.</text:span></text:p>
      <text:p text:style-name="P36"/>
      <text:p text:style-name="P37">Energieaustausch:</text:p>
      <text:p text:style-name="P37">Energie verlieren/gewinnen (Kugelschale kleiner, größer), dass sie also irgendwie mit ihrer Umgebung Energie austauschen. Oft ist dabei vom adiabatischen Kühlen die Rede (<text:span text:style-name="T68">Teilchen </text:span><text:soft-page-break/><text:span text:style-name="T68">werden nach außen getragen, expandiert und wird gekühlt. D.h., mit wachsendem Abstand zieht sich die Kugel immer mehr zusammen</text:span>)</text:p>
      <text:p text:style-name="P34"/>
      <text:p text:style-name="P37">Beschleunigung: Schockfronten, kIRs</text:p>
      <text:p text:style-name="P38"/>
      <text:p text:style-name="P38"/>
      <text:p text:style-name="P6">***Messung Glöckler</text:p>
      <text:p text:style-name="P36"/>
      <text:p text:style-name="P36"/>
      <text:p text:style-name="P40">Jetzt gibt es natürlich nicht nur Modelle, sondern auch messungen von PUI.</text:p>
      <text:p text:style-name="P36"/>
      <text:p text:style-name="P42">Das war das Modell und jetzt kommen wir zu den richtigen Messungen. Diese Arten von PUI wurden bisher gemessen. Man kann sich fragen, wie man unterscheidet, ob etwas PUI oder SW ist und dazu gibt es zwei Kriterien: Zum einen ist das der Ladungszustand - wie man sieht, sind PUI in fast allen Fällen nur einfach ionisiert und SW-Ionen sind wegen Durchgang durch heiße Korona vollständig ionisiert. Zum <text:span text:style-name="T69">andere </text:span>zeichnen sich PUI durch eine sehr charakteristische VDF aus, die sich deutlich von der des SW unterscheidet.</text:p>
      <text:p text:style-name="P43"/>
      <text:p text:style-name="P44"><text:span text:style-name="T81">Dazu</text:span> sehen wir jetzt <text:span text:style-name="T81">hier </text:span>eine echte Messung von PUI, die stammt von Geiss/Glöckler aus den 1990er, auch mit ULYSSES/SWICS gemessen. </text:p>
      <text:p text:style-name="P181">1D - Messungen im SC-frame, SW-bulk bei w = 1</text:p>
      <text:p text:style-name="P44">Aufgetragen ist die Phasenraumdichte gegen w <text:span text:style-name="T79">(w ist eine gebräuchliche Größe bei der Behandlung von PUIs: Geschw Ion / Geschw SW.)</text:span> - d.h. wir haben sowas wie eine Geschwindigkeitsverteilung<text:span text:style-name="T80"> (Zusatzinfos: über 100 Tage gemittelt, langsamer SW)</text:span>.<text:span text:style-name="T79"> Und das Ganze ist aufgetragen für einfach und zweifach ionisiertes Helium sowie für ionisierten Wasserstoff, “PUI-Protonen”</text:span></text:p>
      <text:p text:style-name="P45">- Für vollständig ionisierte <text:span text:style-name="T24">(kommen im SW vor) </text:span>sieht man die <text:span text:style-name="T22">G</text:span>eschwi<text:span text:style-name="T23">n</text:span>digkeitsverteilung der SW-Ionen ganz deutlich<text:span text:style-name="T24"> (Kappa-Funktion) und rechts davon bei höheren Geschwindigkeit das Plateau, das zu den PUI gehört. </text:span></text:p>
      <text:p text:style-name="P46">Problem: Man muss SW-Verteilung sehr gut kennen, um beides voneinander trennen zu können.</text:p>
      <text:p text:style-name="P50">- Einfach ionisiertes Helium erwarten wir nicht als SW-Ion. Deshalb sieht man hier die reine PUI-Verteilung -&gt; gut zu messen.</text:p>
      <text:p text:style-name="P47"/>
      <text:p text:style-name="P47"/>
      <text:p text:style-name="P41"/>
      <text:p text:style-name="P41"/>
      <text:p text:style-name="P52">Jetzt schauen wir uns die PUI-Verteilungen nochmal genauer an:</text:p>
      <text:p text:style-name="P46">Mit den Vorüberlegungen zur VDF kann man sich nun auch erklären, woher dieser scharfe Cut-Off bei w = 2 kommt: Das ist die zweifache SW-Geschwindigkeit im SC-frame, die die Ionen maximal haben können -- nämlich bei senkrechtem Magnetfeld.</text:p>
      <text:p text:style-name="P53"/>
      <text:p text:style-name="P43">Außerdem sieht man ca. zwischen w=1 und w=2 ein relativ konstantes Plateau<text:span text:style-name="T70">.</text:span></text:p>
      <text:p text:style-name="P43"/>
      <text:p text:style-name="P54">Die Frage ist nun: <text:span text:style-name="T69">Kann man die Modelle anhand der Messungen überprüfen?</text:span></text:p>
      <text:p text:style-name="P54">Und das kann man nicht eindeutig, weil <text:span text:style-name="T71">es eben nur eine 1D-Messung im SC-frame ist. Hinter dieses Plateau kann man nicht hinter gucken, es gibt viele Funktionen, die auf 1D projiziert so aussehen könnten. Durchaus auch Kombi aus mehreren.</text:span></text:p>
      <text:p text:style-name="P55"/>
      <text:p text:style-name="P56">Ich hatte ja gesagt, dass das weit akzeptierte Modell davon ausgeht, dass es schnell zu einer isotropen Verteilung kommt. </text:p>
      <text:p text:style-name="P7">***</text:p>
      <text:p text:style-name="P7"/>
      <text:p text:style-name="P57">Jetzt gab es schon früh Messungen, die vermuten lassen, dass es durchaus auch anisotrope Eigenschaften gibt.</text:p>
      <text:p text:style-name="P56">Hier zeige ich eine ganz frühe 1D-Messung <text:span text:style-name="T72">He+ </text:span>von Moebius<text:span text:style-name="T72">. x-Achse: Energie, normiert auf Ec, welches die Cutoff-Energie von He+ ist, d.h. Energie, die He+ bei zweifacher vsw hat.</text:span></text:p>
      <text:p text:style-name="P57">y-Acjse Energieflussdichte.</text:p>
      <text:p text:style-name="P57">Messungen für a) Magnetfeld radial, b) Magnetfeld nonradial. Man sieht, dass der Fluss im PUI-typsichen Bereich stark abfällt für den radialen Fall. D.h. man kann vermuten, dass es eine Anisotropie gibt, die irgendwie mit dem <text:span text:style-name="T74">M</text:span>agnetfeld zusammenhängt.</text:p>
      <text:p text:style-name="P58"/>
      <text:p text:style-name="P59"><text:soft-page-break/>(<text:span text:style-name="T31">Zusatz: </text:span>Man hat mit CTof? bei verschiedenen B-Feld_konfigurationen gemessen und unterschiedliche Verteilungen gesehen. Mit SWICS wäre das schwierig, weil da der “Ausschnitt” schon zu groß ist. Isenberg, Saul...)</text:p>
      <text:p text:style-name="P59"/>
      <text:p text:style-name="P64">***</text:p>
      <text:p text:style-name="P65"/>
      <text:p text:style-name="P65">Dasselbe haben auch<text:span text:style-name="T73"> </text:span><text:span text:style-name="T5">2D-Untersuchungen</text:span><text:span text:style-name="T73"> (Christian, Lars mit PLASTIC) </text:span>gezeigt<text:span text:style-name="T73">:</text:span></text:p>
      <text:p text:style-name="P65">Auf beiden Achsen ist w_sw aufgetragen<text:span text:style-name="T74">, farbcodiert die Phasenraumdichte</text:span>. Man hat eine relativ kleine Apertur und betrachtet jetzt Messungen<text:span text:style-name="T74"> zu ganz verschiedenen Winkeln des Magnetfeldes (schwarz). Wir betrachten jetzt den rein radialen Fall( unten) und den nicht-radialen, besser gesagt den senktrechten Fall (oben). Man erkennt deutlich, dass die Phasenraumdichte bei radialem Bfeld kaum erhöht ist. Bei senkrechtem erkennt man eine Intensitätserhöhung, einen sogenannten Ring-Beam, der sich durch die gesamte Apertur zieht. Man kann also vermuten, dass ein Anisotropes Feature gibt, dass senkrecht zum B-Feld steht. Dafür sprechen auch die anderen Messungen, bei denen isch der vermutete Beam (in rot) jeweils mit verschiebt.</text:span></text:p>
      <text:p text:style-name="P65"/>
      <text:p text:style-name="P66">(Grund für Anisotropie: Unter Pitchwinkel 90 Grad sind viele Teilchen zu sehen -&gt; das ist genau der Ort, an dem sie gepickupt wurden. Man weiß alelrdings nicht, ob die wirklich hier gepickuot wurden oder nur dorthin gestreut)</text:p>
      <text:p text:style-name="P67">Diese Messung hat also gezeigt, dass das alte Bild von einer sehr schnellen Isotropisierung nicht <text:span text:style-name="T75">zutrifft.</text:span></text:p>
      <text:p text:style-name="P65"/>
      <text:p text:style-name="P66">Diese 2D-messung hat also schon viel zum Vertsändnis beigetragen und dazu, die Modelle weiter zu entwickeln und zu hinterfragen. Auch diese Messung ist allerdings reduziert, über diese Ebene wissen wir nichts. Außerdem ist die Apertur sehr begrenzt</text:p>
      <text:p text:style-name="P66">Da bietet es sich an, nach 3D-Messungen zu gucken, also Messungen, die einen größeren Teil dieser Schale auflösen.</text:p>
      <text:p text:style-name="P65"/>
      <text:p text:style-name="P60"/>
      <text:p text:style-name="P35">Dasselbe gilt auch für die anderen Prozesse:</text:p>
      <text:p text:style-name="P61">Cooling:</text:p>
      <text:p text:style-name="P61">Angenommen: Adiabatisches Kühlen, aber das setzt voraus, dass Isotropie herrscht. Bzw. gibt es verschiedene Möglichkeiten / physikalische Szenarien, wie es zum Schrumpfen der Kugelschalen kommen kann, wie die PUIs Energie mit ihrer Umgebung austauschen. Ob das angenommene Modell stimmt, muss man also auch prüfen.</text:p>
      <text:p text:style-name="P5"/>
      <text:p text:style-name="P5"/>
      <text:p text:style-name="P8">Grundsätzliche Fragestellung / Problem:</text:p>
      <text:p text:style-name="P8"/>
      <text:p text:style-name="P9">Es gibt unendlich viele 3D-Modellfunktionen, die auf 1D reduziert so eine Kurve darstellen (Uneindeutigkeit der reduzierten Daten). Man verliert Informationen. Darum macht es keinen Sinn, 1D zu betrachten, wenn man die Möglichkeit hat, sich 3D anzuschauen. </text:p>
      <text:p text:style-name="P9"/>
      <text:p text:style-name="P9">“<text:span text:style-name="T34">Drews 2013: While the assumption of a fully isotropic He+ VDF would allow for the transition from the SC to a SW frame of reference even without knowing the three components of the He+ velocity vector, [...] a non isotropic He+ VDF [...] will result in a significant difference in shape and intensity of the observed spectra between the two frames of refrence,</text:span></text:p>
      <text:p text:style-name="P9">Man kann in 1D nicht die einzelnen Prozesse u<text:span text:style-name="T76">nt</text:span>erscheiden, die zu einer bestimmten Verteilung führen</text:p>
      <text:p text:style-name="P9"/>
      <text:p text:style-name="P68">Zentrale Frage: Phasenraumtransport verstehen</text:p>
      <text:p text:style-name="P70">Und die gemachten Modelle, z:B auch Kühlen, verstehen.</text:p>
      <text:p text:style-name="P5"/>
      <text:p text:style-name="P5"/>
      <text:p text:style-name="P5"/>
      <text:p text:style-name="P10">***</text:p>
      <text:p text:style-name="P10">Ich möchte also die VDF von PUI mithilfe von 3D Daten untersuchen und zwar möchte ich dafür Daten von Ulysses / SWICS nutzen.</text:p>
      <text:p text:style-name="P71"/>
      <text:p text:style-name="P72"><text:soft-page-break/>Ulysses war ein gemeinsames ESA/NASA-Projekt und wurde 1990 gelauncht und jeder kennt wahrscheinlich diese Abbildung auf Grundlage von Ulysses-Daten - und zwar ist hier in der Mitte die Sonne dargestellt (Image von LASCO) und auf den beiden Achsen die in Abhänhigkeit zur polaren Breite gemessene Sonnenwindgeschwindigkeit in km/s. Farblich dargestellt ist zusätzlich die Orientierung des gemessenen Magnetfeldes.</text:p>
      <text:p text:style-name="P72"/>
      <text:p text:style-name="P73">Die Besondersheit von U ist nämlich, dass <text:span text:style-name="T38">der Orbit nicht in der Ekliptik erfolgte, sondern weit aus der Ekliptik heraus über die Pole der Sonne mit einer Inklination von mehr als 80 Grad und damit sind die von Ulysses gemessenen Daten bis heute einzigartig. </text:span></text:p>
      <text:p text:style-name="P74">Ein Orbit brauchte ca. 6 Jahre, sodass man in den fast 20 aktiven Jahren fast 3 komplette Orbits gemessen hat.</text:p>
      <text:p text:style-name="P75">Und dementsprechend auch die unterschiedlichen Phasen des Sonnenzyklus gemessen hat. </text:p>
      <text:p text:style-name="P75">Hier auf dem Plot sind die Daten aus dem ersten Orbit abgebildet, das war während des solaren Minimums, und man erkennt sehr deutlich die Polarität des solaren B-Felden und dass der schnelle SW eher über den polaren Regionen gemessen wird und der langsame über dem Äquator.</text:p>
      <text:p text:style-name="P75"/>
      <text:p text:style-name="P75">Ulysses hatte mehrere Instrumente mit an Board, diese Daten stammen z.B. von SWOOPS und <text:span text:style-name="T39">dem Magnetometer VHM. Ich möchte die Daten von SWICS untersuchen...</text:span></text:p>
      <text:p text:style-name="P75"/>
      <text:p text:style-name="P76">(Zusatz: spin-stabilised: 5rpm, joint ESA-NASA project, launched mithilfe von Space Shuttle <text:span text:style-name="T35">Discovery</text:span><text:span text:style-name="T36">, </text:span><text:span text:style-name="T37">orbital period 6.2 Jahre</text:span><text:span text:style-name="T35">)</text:span></text:p>
      <text:p text:style-name="P5"/>
      <text:p text:style-name="P5"/>
      <text:p text:style-name="P11">***</text:p>
      <text:p text:style-name="P12">SWICS vorstellen: Messprinzip, Kollimator vorstellen</text:p>
      <text:p text:style-name="P77"/>
      <text:p text:style-name="P79">SWICS steht für Solar Wind Ion Composition Spectrometer und ist ein Flugzeit-Massenspektrometer<text:span text:style-name="T40">.</text:span></text:p>
      <text:p text:style-name="P80"/>
      <text:p text:style-name="P81">Wissenschaftliche Ziele: Komposition des SW, Geschwindigkeit von allen SW-Ionen<text:span text:style-name="T41"> </text:span></text:p>
      <text:p text:style-name="P81"/>
      <text:p text:style-name="P82">Spare Model auf ACE!</text:p>
      <text:p text:style-name="P81"/>
      <text:p text:style-name="P83">Das Messprinzip möchte ich an dieser Skizze erklären. Und zwar fällt ein Ion mit einer bestimmten Energie, Masse und Ladung hier am Kollimator ein. (Auf dem Bild hier oben ist der Bereich hier zu sehen, d.h. hier unten haben wir einen Schnitt durch diesen Bereich). Hinter dem Collimator befindet sich der Electrostatic Analyser. Das sind quasi zwei gebogene Kondensatorplatten, zwischen denen eine diskrete Spannung anliegt. Das Ion kann jetzt nur passieren, wenn es eine entsprechende EpQ hat. Die Spannung wird laufend in 6<text:span text:style-name="T42">4</text:span> <text:span text:style-name="T42">loagrithmisch verteilten </text:span>Schritten durchgesteppt, sodass man <text:span text:style-name="T42">Teilchen von einer Energie pro Ladung von 0.16keV/e bis 59.6keV/e messen kann (ca. 13 min)</text:span></text:p>
      <text:p text:style-name="P83"/>
      <text:p text:style-name="P84">Das Ion wird dann nachbeschleunigt (30 kV Drop)</text:p>
      <text:p text:style-name="P84"/>
      <text:p text:style-name="P84">Und tritt in den ToF-Messbereich ein: Hier wird, wie der Name schon sagt, die Flugzeit gemessen, die das Teilchen für die Strecke von 10 cm benötigt.<text:span text:style-name="T43"> Dafür werden Start- und Stopsignale gemessen, wobei das Startsignal dadurch zusatnde kommt, dass das Ion durch eine dünne Folie (Kohlenstoff, Nickelbeschichtung, 3mug/cm^2) trifft und aus der Folie Sekundärelektronen löst, die wiederum ein Signal auf einer MicroChannelPlate geben. Das Stopsignal wird ausgelöst, wenn das Ion auf den Halbleiterdetektor trifft und dort wiederum Sekundärelektronen auslöst.</text:span></text:p>
      <text:p text:style-name="P84"/>
      <text:p text:style-name="P85">An diesem Halbleiterdetektor wird dann auch die Restenergie gemessen, die das Teilchen nach <text:span text:style-name="T44">Z</text:span>urücklegen der Strecke noch hat. </text:p>
      <text:p text:style-name="P85"/>
      <text:p text:style-name="P86">Wir haben also 3 unabhängige Größen des Teilchen gemessen und können daraus diese drei Größen berechnen. MpQ und M dienen dazu, das Teilchen zu identifizieren und v gibt Aufschluss über die Energie, die das Teilchen bei Eintritt in den Kollimator hatte, also hilft, eine Geschwindigkeitsverteilung abzuleiten.</text:p>
      <text:p text:style-name="P81"/>
      <text:p text:style-name="P87"><text:soft-page-break/>[Zusatz: von 175 km/s (Protonen) bis 1280km/s (Fe8+). EpQ-range: 0.16 - 59.6 keV/e in ca. 13 min</text:p>
      <text:p text:style-name="P84">Nachbeschleunigung wichtig, damit die Ionen den Threshold der Energiemessung (ca. 30 keV) überwinden<text:span text:style-name="T44">]</text:span></text:p>
      <text:p text:style-name="P88"/>
      <text:p text:style-name="P88"/>
      <text:p text:style-name="P13">*** EpQ-ToF-Matrix</text:p>
      <text:p text:style-name="P89">Wie ich z.B. He+ aus den Daten extrahieren kann, will ich auf der nächsten Folie zeigen. Hier habe ich die “Rohdaten”, sog. PHA-Daten aus dem Zeitraum x aufgetragen. Und zwar hab ich hier auf der x-Achse das Datenprodukt Tch und auf der y-Achse <text:span text:style-name="T82">ESA</text:span>, Achtung das ist antiproportional zur EpQ. </text:p>
      <text:p text:style-name="P70">Und normiert</text:p>
      <text:p text:style-name="P89"/>
      <text:p text:style-name="P90">Die Bögen lassen sich als einzelne Ionensorten identifizieren. denn wenn ich ein festes mpq habe, dann ist die EpQ eine Funktion von der G<text:span text:style-name="T46">e</text:span>schwindigkeit, also von der inversen Tof. </text:p>
      <text:p text:style-name="P89"/>
      <text:p text:style-name="P89">He+ hat eine m/q von 4. Bei konstanter EpQ ist tof einfach eine Funktion von der Masse pro Ladung. D.h. rechts finde ich hohe mpq und links niederige, hier ist He+. </text:p>
      <text:p text:style-name="P89"/>
      <text:p text:style-name="P90">Um mit den Daten zu arbeiten, <text:span text:style-name="T77">...</text:span></text:p>
      <text:p text:style-name="P91"/>
      <text:p text:style-name="P94">Lars: Eigentlich ist an dieser Stelle nur wichtig, dass man direkt sieht, dass da unten (He+) was besonderes ist)</text:p>
      <text:p text:style-name="P94"/>
      <text:p text:style-name="P94">Dreck unten: </text:p>
      <text:p text:style-name="P94">filtern nach SW</text:p>
      <text:p text:style-name="P94">AD-Wandler Bit Pattern</text:p>
      <text:p text:style-name="P94">evtl. andere schwere PUI</text:p>
      <text:p text:style-name="P91"/>
      <text:p text:style-name="P95">*** </text:p>
      <text:p text:style-name="P96">Wie genau bestimmt sich denn jetzt eigentlich der EpQ-Channel für z.B. He+?</text:p>
      <text:p text:style-name="P95"/>
      <text:p text:style-name="P97">Detektor zeigen, nehmen an, dass der fest im Raum steht.</text:p>
      <text:p text:style-name="P98">Nochmal zur Erinnerung: Wir wissen ja schon, dass die EpQ-Filterung in diesem Bereich stattfindet - <text:span text:style-name="T57">zunächst bildet die Geometrie einen rein mechanischen Kollimator: Es können nur Teilchen rein, die einen Geschwindigkeitsvektor haben, der senkrecht zur Öffnung steht. Diese Teilchen werden dann nach ihrer EpQ gefiltert - </text:span>und zwar durch Variation der Gleichspannung zwischen diesen Platten. </text:p>
      <text:p text:style-name="P98">Für ein konstantes mpq-Verhältnis gelangen also mit unterschiedlichen EpQ-Steps unterschiedlich schnelle He+-Teilchen in das Instrument.</text:p>
      <text:p text:style-name="P98"/>
      <text:p text:style-name="P100">Wie kann man den Detektor / allgemein eine Detektorakzeptanz jetzt im V-Raum darstellen?</text:p>
      <text:p text:style-name="P101">D.h., wie überträgt man so eine Detektoröffnung als Akzeptanz in den v-Raum?</text:p>
      <text:p text:style-name="P101"/>
      <text:p text:style-name="P101"/>
      <text:p text:style-name="P101">Wir haben hier unseren Detektor <text:span text:style-name="T58">fest </text:span>im Ort<text:span text:style-name="T55">s</text:span>raum, der soll Teilchen von hier detektieren und hier auf der Seite den v-Raum, in dem der Detektor ruhen soll, also hier im Urs<text:span text:style-name="T56">p</text:span>rung ist.</text:p>
      <text:p text:style-name="P102">Dafür betrachten wir erstmal einen festen EpQ-Step<text:span text:style-name="T58"> für He+</text:span>. </text:p>
      <text:p text:style-name="P103">Es gibt jetzt eine gewisse Bandbreite an Winkeln in der xy-Ebene, die akzeptiert werden. Als Grenzfälle ist das ein Teilchen, das <text:span text:style-name="T59">nur eine v_x-Komponente hat. Das findet sich dann im v-Raum hier. Jetzt hat der Detektor ja aber eine gewisse Akzeptanz in dieser Richtung, nämlich </text:span>70<text:span text:style-name="T59"> Grad. D.h., auch Teilchen, die so einfallen, können gemessen werden. Das sind TEilchen, die eine geringe negative y-Komponente haben. D.h. im v-Raum tragen wir die obere detektierbare Grenze hier auf</text:span>. Alle Winkel dazwischen können natürlich auch detektiert werden,<text:span text:style-name="T59"> wobei der Betrag immer noch derselbe ist</text:span> <text:s/>- wir sind ja noch bei einem EpQ-Step<text:span text:style-name="T59">. </text:span></text:p>
      <text:p text:style-name="P103"/>
      <text:p text:style-name="P102">Gehen wir jetzt zu kleineren/größeren EpQ-Steps über, verändert sich nur der Betrag der akzeptierten Geschwindigkeit, d.h., wir erhalten Kreisschalen mit anderen Radien. </text:p>
      <text:p text:style-name="P179"/>
      <text:p text:style-name="P97"/>
      <text:p text:style-name="P97"/>
      <text:p text:style-name="P97">Was macht das Instrument jetzt aus dieser Information?</text:p>
      <text:p text:style-name="P97"><text:soft-page-break/>Wir legen uns jetzt mal einen Kreis mit dem Radius v_sw hier rein und nehmen an, dass wir drei Teilchen haben, die alle auf dieser Schale sitzen. Im SW-frame haben sie also alle die Geschwindigkeit v_sw.</text:p>
      <text:p text:style-name="P97"/>
      <text:p text:style-name="P104">Im Normalfall kann das Instr<text:span text:style-name="T83">u</text:span>ment nicht unterscheiden, ob ein Teilchen hier oder hier gemessen wurde, deshalb werden allen auf ein<text:span text:style-name="T48">e</text:span>r Schale gemessenen Teilchen dieser Geschwindigkeit zugeordnet.<text:span text:style-name="T48"> </text:span></text:p>
      <text:p text:style-name="P105">Teilchen A wird dann dieser Schale zugeordnet, B diese<text:span text:style-name="T47">r usw und offensichtlich entspricht das nicht dem Betrag der Geschwindigkeit im SW-frame und man könnte auch nicht rekonstruieren wie das aussah.</text:span></text:p>
      <text:p text:style-name="P182">An dieser Stelle verlieren wir Informationen (Integration über die Shells)!</text:p>
      <text:p text:style-name="P106"/>
      <text:p text:style-name="P107">Wenn wir also solch eine 1D-Verteilung messen, ist gar nicht genau klar, wie die zusatnde kommt. Wir bräuchten mehr Informationen darüber, wo genau auf der Schale ein Teilchen gemssen wurde. </text:p>
      <text:p text:style-name="P69"/>
      <text:p text:style-name="P95">***</text:p>
      <text:p text:style-name="P109">Eigentlich kann SWICS aber noch mehr!</text:p>
      <text:p text:style-name="P109"/>
      <text:p text:style-name="P107">Und genau das liefert und SWICS.</text:p>
      <text:p text:style-name="P78">-&gt; Lösung: <text:span text:style-name="T2">3 Detektoren von SWICS!</text:span></text:p>
      <text:p text:style-name="P108">Wenn man genau auf diese Skizze schaut, sieht man nämlich, dass <text:span text:style-name="T49">es nicht einen flachen SSD-Detektor gibt, sondern drei verschiedene, mithilfe deren man grob unterscheiden kann, unter welchem Winkel ein Teilchen eingefallen ist. D.h. im V-Raum, dass man diese Unterscheidung machen kann. </text:span></text:p>
      <text:p text:style-name="P112">Erwartung; Für eine isotrope Verteilung könnte man dann erwarten, dass bevorzugt dieser äußere Detektor getroffen wurde, je weit<text:span text:style-name="T78">e</text:span>r man sich w=1 nähert.</text:p>
      <text:p text:style-name="P78"/>
      <text:p text:style-name="P112"><text:span text:style-name="T2">*</text:span><text:span text:style-name="T1">**</text:span></text:p>
      <text:p text:style-name="P14"/>
      <text:p text:style-name="P113">Wir haben uns bisher eine sehr vereinfachtes Modell angeguckt, <text:span text:style-name="T50">uns insbesondere nur in der x-y-Ebene bewegt. Unser Ziel wäre es aber ja, eine 3D-VDF zu bekommen.</text:span></text:p>
      <text:p text:style-name="P114">Und diese 3. Dimension kommt ins Spiel, wenn man den Spin von Ulysses betrachtet. U ist nämlich <text:span text:style-name="T51">spin-stabilisiert, d.h., dass es eine feste Spin-Achse gibt, die immer in Richtung Erde zeigt, und das SC darum rotiert (5 Rotationen pro Minute).</text:span></text:p>
      <text:p text:style-name="P115">[Modell zeigen, drehen]</text:p>
      <text:p text:style-name="P116">Diese Rotation ist jetzt in 8 Sektoren unterteilt</text:p>
      <text:p text:style-name="P114"/>
      <text:p text:style-name="P110"/>
      <text:p text:style-name="P118">GEBOGENES Kollimator-Modell zeigen - es wird noch komplizierter!</text:p>
      <text:p text:style-name="P120"/>
      <text:p text:style-name="P109"/>
      <text:p text:style-name="P109">***</text:p>
      <text:p text:style-name="P125">Wie ihr seht, ist der Kollimator gebogen und nicht in 2D flach.</text:p>
      <text:p text:style-name="P125"/>
      <text:p text:style-name="P109">Virtueller Detektor:</text:p>
      <text:p text:style-name="P109">Phasenraumscan bei einem EpQ-Step</text:p>
      <text:p text:style-name="P109"/>
      <text:p text:style-name="P125">(Entwicklung: Aus dem Kollimator im Ortsraum)</text:p>
      <text:p text:style-name="P109"/>
      <text:p text:style-name="P109">Farbe -&gt; Detektor,</text:p>
      <text:p text:style-name="P109">Grauschattierung -&gt; Sektor</text:p>
      <text:p text:style-name="P109"/>
      <text:p text:style-name="P125">Aufspannung von einer “Kugelkalotte”(?) <text:s/>im Pha<text:span text:style-name="T78">s</text:span>enraum (nur für 1 Ion für einen EpQ-Step)</text:p>
      <text:p text:style-name="P125">Einzelne punktförmige Pixel (schwarz) für die mittleren Blickrichtungen </text:p>
      <text:p text:style-name="P125"/>
      <text:p text:style-name="P125">Schwarze Linie: Rotationsachse, zeigt genau auf die Sonne (x-Achse)</text:p>
      <text:p text:style-name="P109"/>
      <text:p text:style-name="P126">(v = 600km/s)</text:p>
      <text:p text:style-name="P109"/>
      <text:p text:style-name="P127">***</text:p>
      <text:p text:style-name="P127"/>
      <text:p text:style-name="P127"><text:soft-page-break/>Jetzt hat man eigentlich alles Informationen...</text:p>
      <text:p text:style-name="P127"/>
      <text:p text:style-name="P117">Infos, die man hat (PHA): EpQ, DetektorID, Sektor</text:p>
      <text:p text:style-name="P117"/>
      <text:p text:style-name="P128">Man braucht: Trajektoriendaten</text:p>
      <text:p text:style-name="P117"/>
      <text:p text:style-name="P117">Infos, die man möchte: vx, vy, vz</text:p>
      <text:p text:style-name="P121"/>
      <text:p text:style-name="P111">8 “Freiheitsgrade”, die man bestimmen möchte (6 Dimensionen Phasenraum und 2 Messungen zur Teilchenspeziesbestimmung). deshalb muss man 6 Messungen machen. </text:p>
      <text:p text:style-name="P111"/>
      <text:p text:style-name="P127">Man braucht aber noch Informationen über die Trajektorie. Wo befindet sich mein SC? Und wo guckt es hin?</text:p>
      <text:p text:style-name="P127">Und darauf möchte ich ganz zum Schluss noch eingehen...</text:p>
      <text:p text:style-name="P127"/>
      <text:p text:style-name="P127"/>
      <text:p text:style-name="P111"/>
      <text:p text:style-name="P122">***</text:p>
      <text:p text:style-name="P123">Mit dem <text:span text:style-name="T4">Trajektoriendaten</text:span> habe ich mich noch etwas näher beschäftigt<text:span text:style-name="T52">. </text:span></text:p>
      <text:p text:style-name="P123"/>
      <text:p text:style-name="P129">Und zwar ist bei dieser speziellen Trajektorie die Frage, welches Koordinatensystem sinnvoll ist zum Beschreiben der einfallenden Teilchen. Ein ekliptikbasiertes KS macht wenig Sinn, weil sich Ulysses ja vor allem außerhalb der Ekliptik bewegt. Deshalb haben wir uns für das sogenannte RTN-KS entschieden, bei dem die jeweiligen Achsen sind: [Einheits-Radiusvektor von der Sonne zum SC, Tangentialvektor, d.h. Vektor, der gerade senkrecht zu diesem Vektor und der Spinachse der Sonne steht und dem Normal-Vektor, der gerade die Normale auf der aufgespannten Ebene bildet]</text:p>
      <text:p text:style-name="P124"/>
      <text:p text:style-name="P130">Um einen beliebigen Vektor in dieses KS zu transformieren, braucht man entsprechend die Uysses-Trajektoriendaten. Und was mich viele Wochen beschäftigt hat, war rauszufinden, in welchem Koordinatensystem die gegeben sind. </text:p>
      <text:p text:style-name="P131">Die sind gegeben in einem wilden Mischmasch aus HG und HC <text:s/>(Bild). Epochenabhängig: BC1950. Besonderheit: HG um Pi gedreht.</text:p>
      <text:p text:style-name="P131">Ich habe das also entwuselt und Transformationen geschrieben.</text:p>
      <text:p text:style-name="P123"/>
      <text:p text:style-name="P130"><text:span text:style-name="T54">Besonders wichtig ist das, weil es</text:span> <text:span text:style-name="T53">nämlich noch eine Sache gibt, die das ganze verkompliziert: Der sogenannte AA. Und zwar ist das der Winkel zwischen der Spinachse, die die ganze Zeit zur Erde zeigt, und der Verbindungslinie Ulysses-Sonne. Wie man hier sieht, ändert der sich ständig, als Funktion vom Ulysses-Orbit und dem Erdumlauf.</text:span></text:p>
      <text:p text:style-name="P131">Das hier ist der flache Winkel. Für unsere 3D-Analyse brauchen wir aber eine dreidimensionale Beschreibung in unserem Koordinatensystem. </text:p>
      <text:p text:style-name="P132">Für uns ist der <text:span text:style-name="T54">nämlich </text:span>wichtig, weil<text:span text:style-name="T54"> unser SC dementsprechend einen ganz anderen Teil des V-Raums “ausleuchtet” (einen anderen Teil der Verteilung einfängt)</text:span></text:p>
      <text:p text:style-name="P132"/>
      <text:p text:style-name="P133">PLOT AA: AAphi =-20, AAtheta=20</text:p>
      <text:p text:style-name="P133">-&gt;flach: 28,4 Grad</text:p>
      <text:p text:style-name="P134">-&gt; Dunkler Sektor ist 0, hellster 7 -&gt; von dunkel zu hell!</text:p>
      <text:p text:style-name="P132"/>
      <text:p text:style-name="P131">Ich habe also als Test für die K-Trafo die Erdkoordinaten und die Ulysses-K genommen, alles in RTN tranformiert und dann den Phi- und Theta-AA rausbekommen: Das sieht so aus. Als Test habe ich diese beiden dann wiederum in den flachen Winkel verrechnet und rausbekommen, dass das gut übereinstimmt.</text:p>
      <text:p text:style-name="P130"/>
      <text:p text:style-name="P135">***</text:p>
      <text:p text:style-name="P135">Wir haben die Trajektorie jetzt also einigermaßen im Griff und um diesen Schritt jetzt aber gehen zu können, hat Lars ein Kollimatormodell geschrieben, das das alles veranschaulicht und verarbeitet.</text:p>
      <text:p text:style-name="P135"/>
      <text:p text:style-name="P135">TODO: Beschreiben, was das macht.</text:p>
      <text:p text:style-name="P135"/>
      <text:p text:style-name="P15">&amp; Ergebnis zeigen!</text:p>
      <text:p text:style-name="P136"><text:soft-page-break/>Vergleiche 1D-Spektrum und letzten Plot (aus Lars' AGU-Talk: äußere Schale stark besetzt, schwach besetzter Bereich, innen evtl. Inner Source. Man muss eigentlich natürlich auch noch andere Schnitte durch Schalen betrachten<text:span text:style-name="T9">. Dieses “Shell-Verhalten” stimmt überein mit Erwarung!</text:span>). <text:s/>Das ist (etwa) dieselbe Messung! 3D enthält viel mehr Informationen, 1D entsteht, indem entlang der Detektorsteps integriert wird.</text:p>
      <text:p text:style-name="P136"/>
      <text:p text:style-name="P136">Trennung Inner Source / interstellare sieht man auf letztem Plot ziemlich deutlich, in 1D bleibt das verdeckt!</text:p>
      <text:p text:style-name="P136"/>
      <text:p text:style-name="P135"/>
      <text:p text:style-name="P119">Ziel:</text:p>
      <text:p text:style-name="P139">Für Ulysses überprüfen ob das ähnlich aussieht, insbesondere bei verschiedenen Radien, über den Polen der Sonne</text:p>
      <text:p text:style-name="P122"/>
      <text:p text:style-name="P122"/>
      <text:p text:style-name="P139">Zusammenfassend: Zeigen, dass ich PHA-Daten und K-S verstanden habe und das jetzt auf Kollimatormodell anwenden kann (Kleinigkeiten ändern!)</text:p>
      <text:p text:style-name="P122"/>
      <text:p text:style-name="P176"/>
      <text:p text:style-name="P177"/>
      <text:p text:style-name="P177"/>
      <text:p text:style-name="P177"/>
      <text:p text:style-name="P183"/>
      <text:p text:style-name="P143"/>
      <text:p text:style-name="P62"/>
      <text:p text:style-name="P137"/>
      <text:p text:style-name="P138"/>
      <text:p text:style-name="P138"/>
      <text:p text:style-name="P140"/>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6">Loose Ends:</text:p>
      <text:p text:style-name="P144"/>
      <text:p text:style-name="P144"/>
      <text:p text:style-name="P51"><text:span text:style-name="T26">- </text:span>Außerdem bei He: Hohes FIP -&gt; kommt weit in die Heliosphäre rein</text:p>
      <text:p text:style-name="P48"/>
      <text:p text:style-name="P48"/>
      <text:p text:style-name="P48"/>
      <text:p text:style-name="P136">Beschreibe Problem, wie 1D entsteht: Messen anhand von EpQ-Schalen, die nicht der VDF im SW-frame entsprechen, integrieren und auf einen Wert setzen.</text:p>
      <text:p text:style-name="P136"/>
      <text:p text:style-name="P136"/>
      <text:p text:style-name="P142">Eisen kann man in den Triples über E-Messung unterscheiden, in den Doubles eher nicht. Man kann He bis ca. w=1 rausfiltern. Das ist ein großer Teil der Geschwindigkeitsverteilung in der Kugel! (Zusätzlich ändert sich ja der AA, sodass noch mehr durchleuchtet wird)</text:p>
      <text:p text:style-name="P142">Ausblick: Vergleiche mit B-Feld-Daten, wie bei PLASTIC</text:p>
      <text:p text:style-name="P142"><text:soft-page-break/></text:p>
      <text:p text:style-name="P142"/>
      <text:p text:style-name="P161">Warum Ulysses?</text:p>
      <text:p text:style-name="P178">- Trajektorie: große Variabilität in Radius &amp; außerhalb der Ekliptik, insbesondere über den Polen der Sonne!</text:p>
      <text:p text:style-name="P178">- über lange Zeit gemessen</text:p>
      <text:p text:style-name="P145">- Nachteil: große Radien bringen kleinen Fluss mit sich -&gt; schlechte Statistik. Schwere PUI (selten) lassen sich deshalb nicht so gut beobachten, He+ (das häufigste) aber schon</text:p>
      <text:p text:style-name="P145"/>
      <text:p text:style-name="P143">- Wie hilft das nun, 3D-V-Raum zu vermessen?</text:p>
      <text:p text:style-name="P143"/>
      <text:p text:style-name="P143"/>
      <text:p text:style-name="P137">Warum nochmal mit Ulysses: größerer Abstand, schnellen SW untersuchen. verhält sich das genauso?</text:p>
      <text:p text:style-name="P137">[Idee: adiabatisches Cooling hängt nur vom Weg ab. das wäre also beim gleichen Weg gleich viel gekühlt. Lars denkt: Es geht eher um Stöße/Thermalisierung. Das hängt aber von der benötigten Zeit und der Differenzgeschwindigkeit ab (?, s.Nils) und wäre damit unterschiedlich, je nachdem ob man sich im schnellen oder langsamen SW befindet]</text:p>
      <text:p text:style-name="P92">Außerdem: 3 ganze Sonnenzyklen, man kann also aktive/n.aktive Sonne unterscheiden -&gt; 'einzigartiger Datensatz', der dahingehend noch nicht untersucht wurde.</text:p>
      <text:p text:style-name="P92">Ulysses hat klareres He+-Signal, weil Hintergrundmessungen (ein anderes Teilchen triggert Start als Stop. Das ergibt in ET-M (?) die Tails rechts von Protonen und He, weil das die häufigsten sind. Z.B: Echtes He startet Messung, He+ triggert Stopmessung und dessen Energie wird auch gemessen -&gt; auf He+-Höhe in Matrix) unwahrscheinlicher wegen kleinerem Fluss (Fluss nimmt etwa quadratisch mit Abstand ab, d.h., bei 5AU haben wir schon den 1/25-fachen Fluss). Zusammenhang Geometriefaktor?</text:p>
      <text:p text:style-name="P92"/>
      <text:p text:style-name="P92"/>
      <text:p text:style-name="P92"/>
      <text:p text:style-name="P17">To Do:</text:p>
      <text:p text:style-name="P146"/>
      <text:p text:style-name="P147">WAS GENAU WIRD INTEGRIERT letzter plot</text:p>
      <text:p text:style-name="P148">- f14 größer, einfärben etc</text:p>
      <text:p text:style-name="P146"/>
      <text:p text:style-name="P146">- captions als Zitat oder zumindest etwas heller<text:span text:style-name="T11">, vereinheitlichen</text:span></text:p>
      <text:p text:style-name="P146">- p3: Definition als Box</text:p>
      <text:p text:style-name="P149">- p5.2: links ausgrauen</text:p>
      <text:p text:style-name="P150">- p7: relevante Paper/Autoren <text:span text:style-name="T30">rechts </text:span>dahinter schreiben</text:p>
      <text:p text:style-name="P151">- p8: Ideen raussuchen, Moebius-Bild beschreiben!</text:p>
      <text:p text:style-name="P152">- p13: Farben Boxen anpassen Metropolis<text:span text:style-name="T45">, Matrix einfügen</text:span></text:p>
      <text:p text:style-name="P146"/>
      <text:p text:style-name="P146"/>
      <text:p text:style-name="P153">nachgucken:</text:p>
      <text:p text:style-name="P65">2D Plots dhristian &amp; Lars</text:p>
      <text:p text:style-name="P153">Temperatur SW, gibt es andere Neutralteilchen?</text:p>
      <text:p text:style-name="P153">Neutralteilchenkomponente ISM</text:p>
      <text:p text:style-name="P21">Gravitation Neutralteilch<text:span text:style-name="T46">e</text:span>n, zwei Trajektorien, was passiert da genau?</text:p>
      <text:p text:style-name="P25">welceh Geschwindigkeit durch Beschleunigung Gravitation? </text:p>
      <text:p text:style-name="P154">SW-VDF: Kappafunktion</text:p>
      <text:p text:style-name="P49">(Zusatz: Warum ist He+ so viel häufiger als PUI als He++? <text:span text:style-name="T25"><text:s/>In Gloeckler-Messung, s. Paper</text:span>)</text:p>
      <text:p text:style-name="P99">Abstand Platten ESA</text:p>
      <text:p text:style-name="P155">warum muss die Antenne immer zur Erde gucken?</text:p>
      <text:p text:style-name="P156">ESA-Prinzip: Lorentz- / Zentripetalkraft</text:p>
      <text:p text:style-name="P39"/>
      <text:p text:style-name="P104">könnte man SW frame rekonstruieren aus isotroper Verteilung??)</text:p>
      <text:p text:style-name="P105"/>
      <text:p text:style-name="P52">Warum gibt es PU-He++? Idee: Kommt häufig vor -&gt; hohe W., nochmal ionisiert zu werden. Und evtl. ist das “SIP” rel. niedrig?</text:p>
      <text:p text:style-name="P43">- wie sähe denn der Torus in 1D SC-frame aus? Es wäre ja kein Delta-Peak. Wäre das kein Plateau?</text:p>
      <text:p text:style-name="P39">- Adiabatic Cooling, Acceleration Processes</text:p>
      <text:p text:style-name="P157">- was stellt die Elektroden fr die Nachbeschleunigung in SWICS dar?</text:p>
      <text:p text:style-name="P37"><text:soft-page-break/>-PA Bild warum falsch??</text:p>
      <text:p text:style-name="P25"/>
      <text:p text:style-name="P21">Backup<text:span text:style-name="T21">? </text:span></text:p>
      <text:p text:style-name="P21">- Inner Source</text:p>
      <text:p text:style-name="P39">- Berechnung Adiabatic Cooling</text:p>
      <text:p text:style-name="P85">- Gleichungen Massenflugzeitspektrometer?</text:p>
      <text:p text:style-name="P85"/>
      <text:p text:style-name="P85"/>
      <text:p text:style-name="P85"/>
      <text:p text:style-name="P85"/>
      <text:p text:style-name="P63">B-Feld-Alignment, überlagert mit Shell. Andere Modelle haben sich als falsch heraus gestellt.</text:p>
      <text:p text:style-name="P63">(PLASTIC: eigentlich feiner aufgelöst, aber relativer Vergleich nur auf einer Schale möglich und nicht entlang des Radius (wegen Effizienz?)<text:span text:style-name="T32">. komplizierte Messung.</text:span>)</text:p>
      <text:p text:style-name="P158">in beide Richtungen w, farbcodiert die Phasenraumdichte.</text:p>
      <text:p text:style-name="P158">Schwarz <text:span text:style-name="T33">B</text:span>-feld und man sieht ganz klar, dass es anisotropen Anteil mit erhöhter Phasenraumdichte gibt, dem sog. ring beam, der immer senkrecht zum b-feld steht.</text:p>
      <text:p text:style-name="P158">Durch 2d-Messung hat sich also herausgestellt, dass das alte Bild mit isotropen Vert. nicht zutrifft.</text:p>
      <text:p text:style-name="P158"/>
      <text:p text:style-name="P158"/>
      <text:p text:style-name="P159">- <text:span text:style-name="T8"><text:s/>ET-Matrix: </text:span>wie finde ich dort jetzt He+ ? (<text:span text:style-name="T6">eig. braucht man mpq-Algorithmus. Ist aber in Doubles gut sichtbar, deshalb gehts auch so. (Stelle Methodik vor, um He+ rauszustellen, S. 39)</text:span>)<text:span text:style-name="T7">, zeige ET-Matrix</text:span></text:p>
      <text:p text:style-name="P159"/>
      <text:p text:style-name="P93">SWICS: Messung erklären. PHA-Worte zeigen mit EpQ vs. Tof. Nur zeigen, dass man He+ identifizieren kann als Tail. Dass ich die Daten also nicht bekomme, sondern selbst selektieren mus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Bitstream Charter" svg:font-family="'Bitstream Charter'" style:font-pitch="variable"/>
    <style:font-face style:name="Noto Serif" svg:font-family="'Noto Serif'" style:font-pitch="variable"/>
    <style:font-face style:name="Liberation Serif" svg:font-family="'Liberation Serif'" style:font-family-generic="roman" style:font-pitch="variable"/>
    <style:font-face style:name="DejaVu Sans Condensed" svg:font-family="'DejaVu Sans Condensed'"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12T16:15:14.405547585</meta:creation-date>
    <dc:date>2019-11-19T20:56:33.681297047</dc:date>
    <meta:editing-duration>P2DT8H7M56S</meta:editing-duration>
    <meta:editing-cycles>64</meta:editing-cycles>
    <meta:generator>LibreOffice/6.1.5.2$Linux_X86_64 LibreOffice_project/10$Build-2</meta:generator>
    <meta:print-date>2019-05-15T16:15:36.716774593</meta:print-date>
    <meta:document-statistic meta:table-count="0" meta:image-count="0" meta:object-count="0" meta:page-count="11" meta:paragraph-count="233" meta:word-count="4331" meta:character-count="29065" meta:non-whitespace-character-count="24925"/>
  </office:meta>
</office:document-meta>
</file>